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3.743cm"/>
    </style:style>
    <style:style style:name="co2" style:family="table-column">
      <style:table-column-properties fo:break-before="auto" style:column-width="2.27cm"/>
    </style:style>
    <style:style style:name="co3" style:family="table-column">
      <style:table-column-properties fo:break-before="auto" style:column-width="2.919cm"/>
    </style:style>
    <style:style style:name="co4" style:family="table-column">
      <style:table-column-properties fo:break-before="auto" style:column-width="3.517cm"/>
    </style:style>
    <style:style style:name="co5" style:family="table-column">
      <style:table-column-properties fo:break-before="auto" style:column-width="2.57cm"/>
    </style:style>
    <style:style style:name="co6" style:family="table-column">
      <style:table-column-properties fo:break-before="auto" style:column-width="2.258cm"/>
    </style:style>
    <style:style style:name="co7" style:family="table-column">
      <style:table-column-properties fo:break-before="auto" style:column-width="2.794cm"/>
    </style:style>
    <style:style style:name="co8" style:family="table-column">
      <style:table-column-properties fo:break-before="auto" style:column-width="2.669cm"/>
    </style:style>
    <style:style style:name="ro1" style:family="table-row">
      <style:table-row-properties style:row-height="0.487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fo:border-bottom="none" fo:background-color="#fcfcfc"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232627"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default-cell-style-name="ce3"/>
        <table:table-column table:style-name="co3" table:default-cell-style-name="ce3"/>
        <table:table-column table:style-name="co4" table:default-cell-style-name="ce1"/>
        <table:table-column table:style-name="co5" table:default-cell-style-name="ce7"/>
        <table:table-column table:style-name="co6" table:default-cell-style-name="ce6"/>
        <table:table-column table:style-name="co6" table:default-cell-style-name="ce1"/>
        <table:table-column table:style-name="co7" table:default-cell-style-name="ce1"/>
        <table:table-column table:style-name="co6" table:default-cell-style-name="ce7"/>
        <table:table-column table:style-name="co8" table:default-cell-style-name="ce6"/>
        <table:table-column table:style-name="co6" table:default-cell-style-name="ce1"/>
        <table:table-column table:style-name="co3" table:default-cell-style-name="ce6"/>
        <table:table-column table:style-name="co6" table:number-columns-repeated="7" table:default-cell-style-name="Default"/>
        <table:table-row table:style-name="ro1">
          <table:table-cell office:value-type="string" calcext:value-type="string">
            <text:p>ID</text:p>
          </table:table-cell>
          <table:table-cell office:value-type="string" calcext:value-type="string">
            <text:p>Question</text:p>
          </table:table-cell>
          <table:table-cell office:value-type="string" calcext:value-type="string">
            <text:p>Passage Text</text:p>
          </table:table-cell>
          <table:table-cell office:value-type="string" calcext:value-type="string">
            <text:p>Expected Answer</text:p>
          </table:table-cell>
          <table:table-cell office:value-type="string" calcext:value-type="string">
            <text:p>gpt-35-turbo-0613/zero_shot</text:p>
          </table:table-cell>
          <table:table-cell table:style-name="ce9"/>
          <table:table-cell office:value-type="string" calcext:value-type="string">
            <text:p>gpt-35-turbo-0613/five_shot</text:p>
          </table:table-cell>
          <table:table-cell table:style-name="Default"/>
          <table:table-cell office:value-type="string" calcext:value-type="string">
            <text:p>gpt-35-turbo-0301/zero_shot</text:p>
          </table:table-cell>
          <table:table-cell table:style-name="ce9"/>
          <table:table-cell office:value-type="string" calcext:value-type="string">
            <text:p>gpt-35-turbo-0301/five_shot</text:p>
          </table:table-cell>
          <table:table-cell table:style-name="ce9"/>
          <table:table-cell table:number-columns-repeated="7"/>
        </table:table-row>
        <table:table-row table:style-name="ro1">
          <table:table-cell table:style-name="ce2"/>
          <table:table-cell table:style-name="ce4" table:number-columns-repeated="2"/>
          <table:table-cell table:style-name="ce2"/>
          <table:table-cell table:style-name="ce8" office:value-type="string" calcext:value-type="string">
            <text:p>Given Answer</text:p>
          </table:table-cell>
          <table:table-cell table:style-name="ce10" office:value-type="string" calcext:value-type="string">
            <text:p>Reason</text:p>
          </table:table-cell>
          <table:table-cell table:style-name="ce11" office:value-type="string" calcext:value-type="string">
            <text:p>Given Answer</text:p>
          </table:table-cell>
          <table:table-cell table:style-name="ce11" office:value-type="string" calcext:value-type="string">
            <text:p>Reason</text:p>
          </table:table-cell>
          <table:table-cell table:style-name="ce8" office:value-type="string" calcext:value-type="string">
            <text:p>Given Answer</text:p>
          </table:table-cell>
          <table:table-cell table:style-name="ce10" office:value-type="string" calcext:value-type="string">
            <text:p>Reason</text:p>
          </table:table-cell>
          <table:table-cell table:style-name="ce11" office:value-type="string" calcext:value-type="string">
            <text:p>Given Answer</text:p>
          </table:table-cell>
          <table:table-cell table:style-name="ce10" office:value-type="string" calcext:value-type="string">
            <text:p>Reason</text:p>
          </table:table-cell>
          <table:table-cell table:style-name="ce2" table:number-columns-repeated="7"/>
        </table:table-row>
        <table:table-row table:style-name="ro1">
          <table:table-cell office:value-type="string" calcext:value-type="string">
            <text:p>de_news_125-0_q0</text:p>
          </table:table-cell>
          <table:table-cell office:value-type="string" calcext:value-type="string">
            <text:p>Welche Position spielt Marc Janko?</text:p>
          </table:table-cell>
          <table:table-cell table:style-name="ce5" office:value-type="string" calcext:value-type="string">
            <text:p>Vorsichtig gab sich auch Stürmer Marc Janko: Uns Spielern ist die Schwere des Gegners bewusst, wir hatten in Moldawien ein sehr hektisches und schwieriges Spiel, erinnerte er an den knappen 2:1-Auswärtssieg im Oktober. Es war eine Partie, in der die österreichische Nationalelf mit der Spielweise Moldaus so manches Problem hatte. Am Samstag wird der moldauische Teamchef Alexandru Curtianu auf zwei Schlüsselspieler verzichten müssen: Der 28-jährige Abwehrstratege Alexandru Epureanu – mit 58 Einsätzen einer der erfahrensten Teamspieler – fällt wegen eines Kreuzbandrisses monatelang aus. Der Kapitän, der für Medipol Basaksehir, den Zwölften der türkischen Süperlig, aufläuft und früher zur Stammformation von Dinamo Moskau gehörte, ist mit einem Marktwert von 4,5 Millionen Euro der wertvollste Spieler der moldauischen Nationalelf.</text:p>
          </table:table-cell>
          <table:table-cell office:value-type="string" calcext:value-type="string">
            <text:p>Stürmer</text:p>
          </table:table-cell>
          <table:table-cell office:value-type="string" calcext:value-type="string">
            <text:p>unanswerable</text:p>
          </table:table-cell>
          <table:table-cell office:value-type="float" office:value="1" calcext:value-type="float">
            <text:p>1</text:p>
          </table:table-cell>
          <table:table-cell office:value-type="string" calcext:value-type="string">
            <text:p>unanswerable</text:p>
          </table:table-cell>
          <table:table-cell office:value-type="float" office:value="1" calcext:value-type="float">
            <text:p>1</text:p>
          </table:table-cell>
          <table:table-cell office:value-type="string" calcext:value-type="string">
            <text:p>unanswerable</text:p>
          </table:table-cell>
          <table:table-cell office:value-type="float" office:value="1" calcext:value-type="float">
            <text:p>1</text:p>
          </table:table-cell>
          <table:table-cell office:value-type="string" calcext:value-type="string">
            <text:p>unanswerable</text:p>
          </table:table-cell>
          <table:table-cell office:value-type="float" office:value="1" calcext:value-type="float">
            <text:p>1</text:p>
          </table:table-cell>
          <table:table-cell table:number-columns-repeated="7"/>
        </table:table-row>
        <table:table-row table:style-name="ro1">
          <table:table-cell office:value-type="string" calcext:value-type="string">
            <text:p>de_books_2_61_q0</text:p>
          </table:table-cell>
          <table:table-cell office:value-type="string" calcext:value-type="string">
            <text:p>Was schlägt Klamm vor?</text:p>
          </table:table-cell>
          <table:table-cell table:style-name="ce5" office:value-type="string" calcext:value-type="string">
            <text:p>„Wollen wir es nun trotzdem versuchen, dennoch versuchen, ein Bündnis zu schließen? Wollen Sie meine Frau werden? Können Sie dem Vorurteil begegnen, daß ich nicht als der Freiherr von Klamm auftrete, der als Mann einer sehr reichen Frau lediglich die Zeit stiehlt und im Müßiggang lebt, sondern ein Geschäft, ein Gewerbe betreibt, arbeitet, schafft, fördert, maßvoll lebt, den rechten Lebensgewinn in dem Verkehr mit gleichgesinnten, wertvollen Personen erblickt, die denselben Anschauungen huldigen, so überlegen Sie meinen abermaligen Antrag! Aber gönnen Sie mir auch — verzeihen Sie das viele — das Gelöbnis, daß Sie lediglich mein sein und bleiben wollen, daß Sie“ — Klamm sprach's mit einem sanften, gewinnenden Lächeln — „keine anderen Götter haben wollen, neben mir!“</text:p>
          </table:table-cell>
          <table:table-cell office:value-type="string" calcext:value-type="string">
            <text:p>ein Bündnis zu schließen</text:p>
          </table:table-cell>
          <table:table-cell office:value-type="string" calcext:value-type="string">
            <text:p>Klamm suggests getting married.</text:p>
          </table:table-cell>
          <table:table-cell office:value-type="float" office:value="2" calcext:value-type="float">
            <text:p>2</text:p>
          </table:table-cell>
          <table:table-cell office:value-type="string" calcext:value-type="string">
            <text:p>Klamm suggests getting married.</text:p>
          </table:table-cell>
          <table:table-cell office:value-type="float" office:value="2" calcext:value-type="float">
            <text:p>2</text:p>
          </table:table-cell>
          <table:table-cell office:value-type="string" calcext:value-type="string">
            <text:p>Klamm schlägt vor, dass die Person seine Frau wird.</text:p>
          </table:table-cell>
          <table:table-cell office:value-type="float" office:value="2" calcext:value-type="float">
            <text:p>2</text:p>
          </table:table-cell>
          <table:table-cell office:value-type="string" calcext:value-type="string">
            <text:p>Klamm schlägt vor, dass die Person seine Frau wird.</text:p>
          </table:table-cell>
          <table:table-cell office:value-type="float" office:value="2" calcext:value-type="float">
            <text:p>2</text:p>
          </table:table-cell>
          <table:table-cell/>
          <table:table-cell table:style-name="ce1" office:value-type="float" office:value="1" calcext:value-type="float">
            <text:p>1</text:p>
          </table:table-cell>
          <table:table-cell table:style-name="ce1" office:value-type="string" calcext:value-type="string">
            <text:p>Question &amp; expected answer fine; model made a wrong prediction</text:p>
          </table:table-cell>
          <table:table-cell table:number-columns-repeated="4"/>
        </table:table-row>
        <table:table-row table:style-name="ro1">
          <table:table-cell office:value-type="string" calcext:value-type="string">
            <text:p>de_books_2_23_q2</text:p>
          </table:table-cell>
          <table:table-cell office:value-type="string" calcext:value-type="string">
            <text:p>Welches Adelsprädikat hat Frau Oderkranz?</text:p>
          </table:table-cell>
          <table:table-cell office:value-type="string" calcext:value-type="string">
            <text:p>„Natürlich setze ich voraus, daß Sie sich gegenseitig gefallen, und um dieses festzustellen, erlaube ich mir den Vorschlag, daß Sie uns den heutigen Tag schenken. Am Abend lasse ich Sie dann in meinem Wagen nach Hause fahren,“ schloß der Chef des Hauses. Nach diesen Worten richtete Herr Knoop einen auffordernden Blick auf die beiden Damen, dem Fräulein Ileisa auch mit gehobener Miene begegnete, während bei ihrer Tante eine deutliche Enttäuschung darüber hervortrat, daß nicht auch an sie eine solche Einladung gerichtet wurde. Wenigstens deutete Herr Knoop in solcher Weise den spröden Ausdruck in den Gesichtszügen des Fräulein von Oderkranz.</text:p>
          </table:table-cell>
          <table:table-cell office:value-type="string" calcext:value-type="string">
            <text:p>von</text:p>
          </table:table-cell>
          <table:table-cell office:value-type="string" calcext:value-type="string">
            <text:p>unanswerable</text:p>
          </table:table-cell>
          <table:table-cell office:value-type="float" office:value="1" calcext:value-type="float">
            <text:p>1</text:p>
          </table:table-cell>
          <table:table-cell office:value-type="string" calcext:value-type="string">
            <text:p>unanswerable</text:p>
          </table:table-cell>
          <table:table-cell office:value-type="float" office:value="1" calcext:value-type="float">
            <text:p>1</text:p>
          </table:table-cell>
          <table:table-cell office:value-type="string" calcext:value-type="string">
            <text:p>Frau Oderkranz hat kein Adelsprädikat. (unanswerable)</text:p>
          </table:table-cell>
          <table:table-cell office:value-type="float" office:value="1" calcext:value-type="float">
            <text:p>1</text:p>
          </table:table-cell>
          <table:table-cell office:value-type="string" calcext:value-type="string">
            <text:p>unanswerable</text:p>
          </table:table-cell>
          <table:table-cell office:value-type="float" office:value="1" calcext:value-type="float">
            <text:p>1</text:p>
          </table:table-cell>
          <table:table-cell/>
          <table:table-cell table:style-name="ce1" office:value-type="float" office:value="2" calcext:value-type="float">
            <text:p>2</text:p>
          </table:table-cell>
          <table:table-cell table:style-name="ce1" office:value-type="string" calcext:value-type="string">
            <text:p>Question &amp; expected answer fine; model generated a correct answer instead of extracting it (often in english)</text:p>
          </table:table-cell>
          <table:table-cell table:number-columns-repeated="4"/>
        </table:table-row>
        <table:table-row table:style-name="ro1">
          <table:table-cell office:value-type="string" calcext:value-type="string">
            <text:p>de_news_14-0_q0</text:p>
          </table:table-cell>
          <table:table-cell office:value-type="string" calcext:value-type="string">
            <text:p>Wer war Premierminister von Norwegen?</text:p>
          </table:table-cell>
          <table:table-cell table:style-name="ce5" office:value-type="string" calcext:value-type="string">
            <text:p>Standard: Sie waren Premierminister von Norwegen, das Millionen in die Hilfe vor Ort investiert und in der Region Projekte unterstützt. Trotzdem nimmt das Land selbst wenige Flüchtlinge auf. Rechtfertigt das eine Engagement das fehlende andere? Jagland: Nein, das rechtfertigt nicht, dass man zögert, Flüchtlinge aufzunehmen. Ich habe den Norwegern gesagt: Wenn die Aufnahme von 8.000 Menschen so große politische Probleme in einem der reichsten Länder Europas auslöst, könnt ihr euch vorstellen, was 1,5 Millionen Menschen in der Türkei für eine Auswirkung haben. Wir sollten uns solidarisch zeigen. Mir kommt es vor, dass je reicher man wird, umso weniger ist man bereit, Solidarität zu zeigen. Aber das ändert sich nun. In Norwegen aber auch zum Beispiel in Großbritannien, wo Premier David Cameron seine Position ein wenig geändert hat. Die Dinge ändern sich zum Besseren.</text:p>
          </table:table-cell>
          <table:table-cell office:value-type="string" calcext:value-type="string">
            <text:p>Jagland</text:p>
          </table:table-cell>
          <table:table-cell office:value-type="string" calcext:value-type="string">
            <text:p>unanswerable</text:p>
          </table:table-cell>
          <table:table-cell office:value-type="float" office:value="1" calcext:value-type="float">
            <text:p>1</text:p>
          </table:table-cell>
          <table:table-cell office:value-type="string" calcext:value-type="string">
            <text:p>unanswerable</text:p>
          </table:table-cell>
          <table:table-cell office:value-type="float" office:value="1" calcext:value-type="float">
            <text:p>1</text:p>
          </table:table-cell>
          <table:table-cell office:value-type="string" calcext:value-type="string">
            <text:p>unanswerable</text:p>
          </table:table-cell>
          <table:table-cell office:value-type="float" office:value="1" calcext:value-type="float">
            <text:p>1</text:p>
          </table:table-cell>
          <table:table-cell office:value-type="string" calcext:value-type="string">
            <text:p>unanswerable</text:p>
          </table:table-cell>
          <table:table-cell office:value-type="float" office:value="1" calcext:value-type="float">
            <text:p>1</text:p>
          </table:table-cell>
          <table:table-cell/>
          <table:table-cell table:style-name="ce1" office:value-type="float" office:value="3" calcext:value-type="float">
            <text:p>3</text:p>
          </table:table-cell>
          <table:table-cell table:style-name="ce1" office:value-type="string" calcext:value-type="string">
            <text:p>low-quality annotations</text:p>
          </table:table-cell>
          <table:table-cell table:number-columns-repeated="4"/>
        </table:table-row>
        <table:table-row table:style-name="ro1">
          <table:table-cell office:value-type="string" calcext:value-type="string">
            <text:p>de_review_143_q0</text:p>
          </table:table-cell>
          <table:table-cell office:value-type="string" calcext:value-type="string">
            <text:p>Wozu ist dieses Produkt gedacht?</text:p>
          </table:table-cell>
          <table:table-cell office:value-type="string" calcext:value-type="string">
            <text:p>Wenn man unscharfe bunte Kleckse projizieren will kann man das Teil bestellen, ansonsten ist das Ding meiner Meinung nach unbrauchbar. Habe mich leider von den viel zu guten Bewertungen blenden lassen. Auch kann ich nicht nachvollziehen, warum in anderen Rezensionen die Verarbeitungsqualität positiv erwähnt wird. Die Klappe klappt viel zu leicht nach vorne, weshalb ich mir nicht vorstellen kann, dass der Projektor mitteleuropäischen Wetterbedingungen standhält.</text:p>
          </table:table-cell>
          <table:table-cell office:value-type="string" calcext:value-type="string">
            <text:p>projizieren</text:p>
          </table:table-cell>
          <table:table-cell office:value-type="string" calcext:value-type="string">
            <text:p>unanswerable</text:p>
          </table:table-cell>
          <table:table-cell office:value-type="float" office:value="1" calcext:value-type="float">
            <text:p>1</text:p>
          </table:table-cell>
          <table:table-cell office:value-type="string" calcext:value-type="string">
            <text:p>unanswerable</text:p>
          </table:table-cell>
          <table:table-cell office:value-type="float" office:value="1" calcext:value-type="float">
            <text:p>1</text:p>
          </table:table-cell>
          <table:table-cell office:value-type="string" calcext:value-type="string">
            <text:p>unanswerable</text:p>
          </table:table-cell>
          <table:table-cell office:value-type="float" office:value="1" calcext:value-type="float">
            <text:p>1</text:p>
          </table:table-cell>
          <table:table-cell office:value-type="string" calcext:value-type="string">
            <text:p>unanswerable</text:p>
          </table:table-cell>
          <table:table-cell office:value-type="float" office:value="1" calcext:value-type="float">
            <text:p>1</text:p>
          </table:table-cell>
          <table:table-cell/>
          <table:table-cell table:style-name="ce1" office:value-type="float" office:value="4" calcext:value-type="float">
            <text:p>4</text:p>
          </table:table-cell>
          <table:table-cell table:style-name="ce1" office:value-type="string" calcext:value-type="string">
            <text:p>problem with the evaluation metric</text:p>
          </table:table-cell>
          <table:table-cell table:number-columns-repeated="4"/>
        </table:table-row>
        <table:table-row table:style-name="ro1">
          <table:table-cell office:value-type="string" calcext:value-type="string">
            <text:p>de_books_0_83_q2</text:p>
          </table:table-cell>
          <table:table-cell office:value-type="string" calcext:value-type="string">
            <text:p>Welcher Bezugsperson erzählte Grete von ihren Sorgen?</text:p>
          </table:table-cell>
          <table:table-cell table:style-name="ce5" office:value-type="string" calcext:value-type="string">
            <text:p>Niemand übte einen so großen Einfluß auf Grete aus, wie er, ja, insofern das junge Geschöpf überhaupt jemanden, einschließlich ihrer Mutter, zu lieben vermochte, — ihren Vater betrachtete sie eigentlich nur als eine durch unantastbare Verträge überkommene, friedfertige und unschädliche Persönlichkeit, — empfand sie ein solches Gefühl für Hederich. So lange sie ihn gekannt hatte, war er ihr stets gütig und zugleich ehrerbietig begegnet. Wann immer sich eine Gelegenheit gefunden, hatte er ihr Aufmerksamkeiten erwiesen, und schon als Kind war sie zu ihm gelaufen und hatte ihm ihr kleines Herz ausgeschüttet. Nicht Herr von Tressen, der immer nur seine Amüsements, seine L'Hombre-Partieen, Diners, Jagden und Reisen ins Auge faßte, hatte ihr den früh verlorenen Vater ersetzt, sondern der Junggeselle Hederich.</text:p>
          </table:table-cell>
          <table:table-cell office:value-type="string" calcext:value-type="string">
            <text:p>zu ihm gelaufen und hatte ihm ihr kleines Herz ausgeschüttet.</text:p>
          </table:table-cell>
          <table:table-cell office:value-type="string" calcext:value-type="string">
            <text:p>Hederich</text:p>
          </table:table-cell>
          <table:table-cell office:value-type="float" office:value="3" calcext:value-type="float">
            <text:p>3</text:p>
          </table:table-cell>
          <table:table-cell office:value-type="string" calcext:value-type="string">
            <text:p>Hederich</text:p>
          </table:table-cell>
          <table:table-cell table:style-name="ce6" office:value-type="float" office:value="3" calcext:value-type="float">
            <text:p>3</text:p>
          </table:table-cell>
          <table:table-cell office:value-type="string" calcext:value-type="string">
            <text:p>Hederich</text:p>
          </table:table-cell>
          <table:table-cell office:value-type="float" office:value="3" calcext:value-type="float">
            <text:p>3</text:p>
          </table:table-cell>
          <table:table-cell office:value-type="string" calcext:value-type="string">
            <text:p>Hederich</text:p>
          </table:table-cell>
          <table:table-cell office:value-type="float" office:value="3" calcext:value-type="float">
            <text:p>3</text:p>
          </table:table-cell>
          <table:table-cell/>
          <table:table-cell table:style-name="ce1" office:value-type="float" office:value="5" calcext:value-type="float">
            <text:p>5</text:p>
          </table:table-cell>
          <table:table-cell table:style-name="ce1" office:value-type="string" calcext:value-type="string">
            <text:p>multiple answers would be correct</text:p>
          </table:table-cell>
          <table:table-cell table:number-columns-repeated="4"/>
        </table:table-row>
        <table:table-row table:style-name="ro1">
          <table:table-cell office:value-type="string" calcext:value-type="string">
            <text:p>de_books_2_61_q1</text:p>
          </table:table-cell>
          <table:table-cell office:value-type="string" calcext:value-type="string">
            <text:p>Was bittet Klamm die Person, zu überlegen, bevor sie seinen erneuten Antrag annimmt?</text:p>
          </table:table-cell>
          <table:table-cell office:value-type="string" calcext:value-type="string">
            <text:p>„Wollen wir es nun trotzdem versuchen, dennoch versuchen, ein Bündnis zu schließen? Wollen Sie meine Frau werden? Können Sie dem Vorurteil begegnen, daß ich nicht als der Freiherr von Klamm auftrete, der als Mann einer sehr reichen Frau lediglich die Zeit stiehlt und im Müßiggang lebt, sondern ein Geschäft, ein Gewerbe betreibt, arbeitet, schafft, fördert, maßvoll lebt, den rechten Lebensgewinn in dem Verkehr mit gleichgesinnten, wertvollen Personen erblickt, die denselben Anschauungen huldigen, so überlegen Sie meinen abermaligen Antrag! Aber gönnen Sie mir auch — verzeihen Sie das viele — das Gelöbnis, daß Sie lediglich mein sein und bleiben wollen, daß Sie“ — Klamm sprach's mit einem sanften, gewinnenden Lächeln — „keine anderen Götter haben wollen, neben mir!“</text:p>
          </table:table-cell>
          <table:table-cell office:value-type="string" calcext:value-type="string">
            <text:p>Können Sie dem Vorurteil begegnen</text:p>
          </table:table-cell>
          <table:table-cell office:value-type="string" calcext:value-type="string">
            <text:p>den erneuten Antrag</text:p>
          </table:table-cell>
          <table:table-cell office:value-type="float" office:value="1" calcext:value-type="float">
            <text:p>1</text:p>
          </table:table-cell>
          <table:table-cell office:value-type="string" calcext:value-type="string">
            <text:p>den Vorurteilen zu begegnen</text:p>
          </table:table-cell>
          <table:table-cell office:value-type="float" office:value="2" calcext:value-type="float">
            <text:p>2</text:p>
          </table:table-cell>
          <table:table-cell office:value-type="string" calcext:value-type="string">
            <text:p>Klamm bittet die Person zu überlegen, ob sie dem Vorurteil begegnen kann, dass er nicht nur als Mann einer sehr reichen Frau lebt, sondern auch ein Geschäft betreibt und maßv</text:p>
          </table:table-cell>
          <table:table-cell office:value-type="float" office:value="2" calcext:value-type="float">
            <text:p>2</text:p>
          </table:table-cell>
          <table:table-cell office:value-type="string" calcext:value-type="string">
            <text:p>ob sie dem Vorurteil begegnen kann, dass er nicht als der Freiherr von Klamm auftrete, der als Mann einer sehr reichen Frau lediglich die Zeit stiehlt und im Müßiggang</text:p>
          </table:table-cell>
          <table:table-cell office:value-type="float" office:value="2" calcext:value-type="float">
            <text:p>2</text:p>
          </table:table-cell>
          <table:table-cell table:number-columns-repeated="7"/>
        </table:table-row>
        <table:table-row table:style-name="ro1">
          <table:table-cell office:value-type="string" calcext:value-type="string">
            <text:p>de_news_89-0_q3</text:p>
          </table:table-cell>
          <table:table-cell office:value-type="string" calcext:value-type="string">
            <text:p>Wer sind Birkenstock und Trummer?</text:p>
          </table:table-cell>
          <table:table-cell office:value-type="string" calcext:value-type="string">
            <text:p>Nicht mehr geben wird es 2016 die KUB-Arena, das Spielfeld für junge Kunst im Erdgeschoß des Hauses. Trummer will das Haus als Ganzes bespielen. Die Arena wird durch die KUB-Projekte ersetzt. Kuratiert von Eva Birkenstock und Trummer, wird sich das Kunsthaus auch künftig mit aktuellen Entwicklungen in der zeitgenössischen Kunst auseinandersetzen. Geplant sind experimentelle Formate im öffentlichen Raum und im benachbarten Postgebäude. Jungen Kunstschaffenden werden die Billboards an der Seestraße überlassen, die bisher Werbeträger für die großen Ausstellungen waren. Angesprochen ist die Generation der nach 1989 Geborenen, die sogenannten Digital Natives. Jährlich werden vier Künstlerinnen und Künstler eingeladen, die Billboards in Interfaces zu verwandeln. Die ersten beiden Projekte werden von der Wienerin Anna-Sophie Berger und dem kanadischen Kollektiv Feminist Land Art Retreat gestaltet. </text:p>
          </table:table-cell>
          <table:table-cell office:value-type="string" calcext:value-type="string">
            <text:p>unanswerable</text:p>
          </table:table-cell>
          <table:table-cell office:value-type="string" calcext:value-type="string">
            <text:p>Eva Birkenstock and Trummer</text:p>
          </table:table-cell>
          <table:table-cell office:value-type="float" office:value="1" calcext:value-type="float">
            <text:p>1</text:p>
          </table:table-cell>
          <table:table-cell office:value-type="string" calcext:value-type="string">
            <text:p>Eva Birkenstock and Trummer</text:p>
          </table:table-cell>
          <table:table-cell office:value-type="float" office:value="1" calcext:value-type="float">
            <text:p>1</text:p>
          </table:table-cell>
          <table:table-cell office:value-type="string" calcext:value-type="string">
            <text:p>Eva Birkenstock and Trummer are curators.</text:p>
          </table:table-cell>
          <table:table-cell office:value-type="float" office:value="1" calcext:value-type="float">
            <text:p>1</text:p>
          </table:table-cell>
          <table:table-cell office:value-type="string" calcext:value-type="string">
            <text:p>Eva Birkenstock and Trummer are curators.</text:p>
          </table:table-cell>
          <table:table-cell office:value-type="float" office:value="1" calcext:value-type="float">
            <text:p>1</text:p>
          </table:table-cell>
          <table:table-cell table:number-columns-repeated="7"/>
        </table:table-row>
        <table:table-row table:style-name="ro1">
          <table:table-cell office:value-type="string" calcext:value-type="string">
            <text:p>de_review_114_q0</text:p>
          </table:table-cell>
          <table:table-cell office:value-type="string" calcext:value-type="string">
            <text:p>Welches Produkt wurde gekauft?</text:p>
          </table:table-cell>
          <table:table-cell office:value-type="string" calcext:value-type="string">
            <text:p>Das Tor ist gut aufzubauen und passt auch von der Größe. Leider ist die Schwachstelle das Netz. Nach wenigen Schüssen reißt es. Wir hatten davor schon mal ein Hudora Tor und haben es immer wieder neu geknotet. Bei dem jetzigen Tor habe ich das Gefühl, dass das Netz noch schlechter ist (oder mein Sohn hat nun einen stärkeren Schloss ). Aber eine preisgleiche Alternative habe ich leider auch nicht gefunden.</text:p>
          </table:table-cell>
          <table:table-cell office:value-type="string" calcext:value-type="string">
            <text:p>Das Tor</text:p>
          </table:table-cell>
          <table:table-cell office:value-type="string" calcext:value-type="string">
            <text:p>unanswerable</text:p>
          </table:table-cell>
          <table:table-cell office:value-type="float" office:value="1" calcext:value-type="float">
            <text:p>1</text:p>
          </table:table-cell>
          <table:table-cell office:value-type="string" calcext:value-type="string">
            <text:p>unanswerable</text:p>
          </table:table-cell>
          <table:table-cell office:value-type="float" office:value="1" calcext:value-type="float">
            <text:p>1</text:p>
          </table:table-cell>
          <table:table-cell office:value-type="string" calcext:value-type="string">
            <text:p>unanswerable</text:p>
          </table:table-cell>
          <table:table-cell office:value-type="float" office:value="1" calcext:value-type="float">
            <text:p>1</text:p>
          </table:table-cell>
          <table:table-cell office:value-type="string" calcext:value-type="string">
            <text:p>unanswerable</text:p>
          </table:table-cell>
          <table:table-cell office:value-type="float" office:value="1" calcext:value-type="float">
            <text:p>1</text:p>
          </table:table-cell>
          <table:table-cell table:number-columns-repeated="2"/>
          <table:table-cell table:style-name="ce1" office:value-type="string" calcext:value-type="string">
            <text:p>Count</text:p>
          </table:table-cell>
          <table:table-cell table:style-name="ce1" office:value-type="string" calcext:value-type="string">
            <text:p>Share</text:p>
          </table:table-cell>
          <table:table-cell table:number-columns-repeated="3"/>
        </table:table-row>
        <table:table-row table:style-name="ro1">
          <table:table-cell office:value-type="string" calcext:value-type="string">
            <text:p>de_review_235_q2</text:p>
          </table:table-cell>
          <table:table-cell office:value-type="string" calcext:value-type="string">
            <text:p>Was findet der Autor am Handy gut?</text:p>
          </table:table-cell>
          <table:table-cell office:value-type="string" calcext:value-type="string">
            <text:p>Was das Smartphone ausmacht ist einzig die Kamera. Die Huawei Software läßt sich nicht deinstallieren oder deaktivieren und verursacht andauert Probleme. Reaktion und Bedienbarkeit ist gewöhnungsbedürftig. Verschiedene Elemente funktionieren nicht ohne eine Huawei ID. Anwendungen die ein Googlekonto als Autorisierung benutzen sind leider auch nicht nutzbar. Werde wieder auf ein OnePlus umsteigen auch wenn die Kamera hier nicht so gut ist. Phone zu Amazon zurück geschickt. Annahme verweigert und nun sitze ich auf dem Schrott, mit dem man nur Fotografieren kann, aber als Smartphone nicht wirklich zu gebrauchen ist. Teures Lehrgeld bezahlt.</text:p>
          </table:table-cell>
          <table:table-cell office:value-type="string" calcext:value-type="string">
            <text:p>Kamera</text:p>
          </table:table-cell>
          <table:table-cell office:value-type="string" calcext:value-type="string">
            <text:p>unanswerable</text:p>
          </table:table-cell>
          <table:table-cell office:value-type="float" office:value="1" calcext:value-type="float">
            <text:p>1</text:p>
          </table:table-cell>
          <table:table-cell office:value-type="string" calcext:value-type="string">
            <text:p>unanswerable</text:p>
          </table:table-cell>
          <table:table-cell office:value-type="float" office:value="1" calcext:value-type="float">
            <text:p>1</text:p>
          </table:table-cell>
          <table:table-cell office:value-type="string" calcext:value-type="string">
            <text:p>unanswerable</text:p>
          </table:table-cell>
          <table:table-cell office:value-type="float" office:value="1" calcext:value-type="float">
            <text:p>1</text:p>
          </table:table-cell>
          <table:table-cell office:value-type="string" calcext:value-type="string">
            <text:p>unanswerable</text:p>
          </table:table-cell>
          <table:table-cell office:value-type="float" office:value="1" calcext:value-type="float">
            <text:p>1</text:p>
          </table:table-cell>
          <table:table-cell/>
          <table:table-cell table:style-name="ce1" office:value-type="float" office:value="1" calcext:value-type="float">
            <text:p>1</text:p>
          </table:table-cell>
          <table:table-cell table:style-name="ce12" table:formula="of:=COUNTIF([.F3:.F52];&quot;1&quot;)+COUNTIF([.H3:.H52];&quot;1&quot;)+COUNTIF([.J3:.J52];&quot;1&quot;)+COUNTIF([.L3:.L52];&quot;1&quot;)" office:value-type="float" office:value="116" calcext:value-type="float">
            <text:p>116</text:p>
          </table:table-cell>
          <table:table-cell table:style-name="ce12" table:formula="of:=ROUND([.O12]/[.O18]*100; 1)&amp;&quot;%&quot;" office:value-type="string" office:string-value="58%" calcext:value-type="string">
            <text:p>58%</text:p>
          </table:table-cell>
          <table:table-cell table:style-name="ce1" office:value-type="string" calcext:value-type="string">
            <text:p>Question &amp; expected answer fine; model made a wrong prediction</text:p>
          </table:table-cell>
          <table:table-cell table:number-columns-repeated="2"/>
        </table:table-row>
        <table:table-row table:style-name="ro1">
          <table:table-cell office:value-type="string" calcext:value-type="string">
            <text:p>de_books_0_57_q1</text:p>
          </table:table-cell>
          <table:table-cell office:value-type="string" calcext:value-type="string">
            <text:p>Wer ist Voreingenommen?</text:p>
          </table:table-cell>
          <table:table-cell office:value-type="string" calcext:value-type="string">
            <text:p>Höre, Theonie, was ich Dir zu sagen habe. Ich erfuhr von Dir, daß Du mir nicht geneigt bist. Ich weiß, woher es kommt. Du denkst an mein Vorleben. Meine Mutter, die mich nicht nur nicht liebte, vielmehr haßte, obgleich ich doch ihr Sohn war, hat Dich beeinflußt. Aber ich bin ein anderer geworden, ich möchte es sein, und Du könntest läuternd auf mich einwirken. Ich bin wohl oft leichtsinnig gewesen und ließ mich von meinen Leidenschaften fortreißen, aber ich bin nicht schlecht, wie meine Mutter mich schilderte. Ist es nicht unnatürlich, daß wir uns von einander abschließen? Wäre es nicht vielmehr den Verhältnissen entsprechend, wenn wir zusammen hielten? Ich liebe Dich, Theonie. Beim ersten Sehen hatte ich schon mein Herz an Dich verloren. Aber Deine Strenge und Zurückhaltung schreckten mich ab, mir ahnte zu meinem Schmerz, daß Du gegen mich voreingenommen seiest. Sage ehrlich: Was that ich Dir? Bin ich Dir nicht ehrerbietig begegnet?</text:p>
          </table:table-cell>
          <table:table-cell table:style-name="ce6" office:value-type="string" calcext:value-type="string">
            <text:p>Du</text:p>
          </table:table-cell>
          <table:table-cell table:style-name="ce1" office:value-type="string" calcext:value-type="string">
            <text:p>Theonie</text:p>
          </table:table-cell>
          <table:table-cell office:value-type="float" office:value="5" calcext:value-type="float">
            <text:p>5</text:p>
          </table:table-cell>
          <table:table-cell office:value-type="string" calcext:value-type="string">
            <text:p>Theonie</text:p>
          </table:table-cell>
          <table:table-cell table:style-name="ce6" office:value-type="float" office:value="5" calcext:value-type="float">
            <text:p>5</text:p>
          </table:table-cell>
          <table:table-cell table:style-name="ce1" office:value-type="string" calcext:value-type="string">
            <text:p>Theonie.</text:p>
          </table:table-cell>
          <table:table-cell office:value-type="float" office:value="5" calcext:value-type="float">
            <text:p>5</text:p>
          </table:table-cell>
          <table:table-cell office:value-type="string" calcext:value-type="string">
            <text:p>Theonie</text:p>
          </table:table-cell>
          <table:table-cell office:value-type="float" office:value="5" calcext:value-type="float">
            <text:p>5</text:p>
          </table:table-cell>
          <table:table-cell/>
          <table:table-cell table:style-name="ce1" office:value-type="float" office:value="2" calcext:value-type="float">
            <text:p>2</text:p>
          </table:table-cell>
          <table:table-cell table:style-name="ce12" table:formula="of:=COUNTIF([.F3:.F52];&quot;2&quot;)+COUNTIF([.H3:.H52];&quot;2&quot;)+COUNTIF([.J3:.J52];&quot;2&quot;)+COUNTIF([.L3:.L52];&quot;2&quot;)" office:value-type="float" office:value="28" calcext:value-type="float">
            <text:p>28</text:p>
          </table:table-cell>
          <table:table-cell table:style-name="ce12" table:formula="of:=ROUND([.O13]/[.O18]*100; 1)&amp;&quot;%&quot;" office:value-type="string" office:string-value="14%" calcext:value-type="string">
            <text:p>14%</text:p>
          </table:table-cell>
          <table:table-cell table:style-name="ce1" office:value-type="string" calcext:value-type="string">
            <text:p>Question &amp; expected answer fine; model generated a correct answer instead of extracting it (often in english)</text:p>
          </table:table-cell>
          <table:table-cell table:number-columns-repeated="2"/>
        </table:table-row>
        <table:table-row table:style-name="ro1">
          <table:table-cell office:value-type="string" calcext:value-type="string">
            <text:p>de_review_22_q2</text:p>
          </table:table-cell>
          <table:table-cell office:value-type="string" calcext:value-type="string">
            <text:p>Ist dieses Produkt empfehlenswert?</text:p>
          </table:table-cell>
          <table:table-cell office:value-type="string" calcext:value-type="string">
            <text:p>Ich bin begeistert. Dieses kleine Ding ist die Lösung auf all meinen Reisen. Wie oft ich mich geärgert habe, dass die sch*** Adapter nicht passen und ich lauter Netzgeräte einstecken musste, damit ich Handy, Kamera usw laden kann. Die Lösung kann so einfach sein. Absolut empfehlenswert. Zusätzliches Plus: Das Gerät besitzt eine eigene Sicherung (was in so manchem Ländern durchaus sinnvoll ist) und eine Ersatzsicherung wird gleich mitgeliefert. Würde auch 6* geben wenn ich könnte.</text:p>
          </table:table-cell>
          <table:table-cell office:value-type="string" calcext:value-type="string">
            <text:p>Absolut</text:p>
          </table:table-cell>
          <table:table-cell office:value-type="string" calcext:value-type="string">
            <text:p>empfehlenswert</text:p>
          </table:table-cell>
          <table:table-cell office:value-type="float" office:value="5" calcext:value-type="float">
            <text:p>5</text:p>
          </table:table-cell>
          <table:table-cell office:value-type="string" calcext:value-type="string">
            <text:p>empfehlenswert</text:p>
          </table:table-cell>
          <table:table-cell office:value-type="float" office:value="5" calcext:value-type="float">
            <text:p>5</text:p>
          </table:table-cell>
          <table:table-cell office:value-type="string" calcext:value-type="string">
            <text:p>Ja, das Produkt ist empfehlenswert.</text:p>
          </table:table-cell>
          <table:table-cell office:value-type="float" office:value="5" calcext:value-type="float">
            <text:p>5</text:p>
          </table:table-cell>
          <table:table-cell office:value-type="string" calcext:value-type="string">
            <text:p>Ja (Yes)</text:p>
          </table:table-cell>
          <table:table-cell office:value-type="float" office:value="5" calcext:value-type="float">
            <text:p>5</text:p>
          </table:table-cell>
          <table:table-cell/>
          <table:table-cell table:style-name="ce1" office:value-type="float" office:value="3" calcext:value-type="float">
            <text:p>3</text:p>
          </table:table-cell>
          <table:table-cell table:style-name="ce12" table:formula="of:=COUNTIF([.F3:.F52];&quot;3&quot;)+COUNTIF([.H3:.H52];&quot;3&quot;)+COUNTIF([.J3:.J52];&quot;3&quot;)+COUNTIF([.L3:.L52];&quot;3&quot;)" office:value-type="float" office:value="44" calcext:value-type="float">
            <text:p>44</text:p>
          </table:table-cell>
          <table:table-cell table:style-name="ce12" table:formula="of:=ROUND([.O14]/[.O18]*100; 1)&amp;&quot;%&quot;" office:value-type="string" office:string-value="22%" calcext:value-type="string">
            <text:p>22%</text:p>
          </table:table-cell>
          <table:table-cell table:style-name="ce1" office:value-type="string" calcext:value-type="string">
            <text:p>low-quality annotations &amp; multiple answers are correct</text:p>
          </table:table-cell>
          <table:table-cell table:number-columns-repeated="2"/>
        </table:table-row>
        <table:table-row table:style-name="ro1">
          <table:table-cell office:value-type="string" calcext:value-type="string">
            <text:p>de_news_39-0_q1</text:p>
          </table:table-cell>
          <table:table-cell office:value-type="string" calcext:value-type="string">
            <text:p>Welche Kampagnen werden teilnehmen?</text:p>
          </table:table-cell>
          <table:table-cell office:value-type="string" calcext:value-type="string">
            <text:p>Grundsätzlich nicht abgeneigt ist der deutsche EU-Abgeordnete Sven Giegold. Doch der Grüne beklagt in einem Brief an den Star der europäischen Linken, dass DiEM25 zwar für Demokratie eintrete, aber nicht klar sei, wer eigentlich die vielen Änderungen in den verschiedenen Versionen des Manifests verlangt und wer entschieden hat, welche Änderungen und weshalb akzeptiert wurden. Varoufakis Antwort: Das Manifest kann nicht von jedem gleichzeitig geschrieben werden, genauso wenig wie ein Gedicht. Doch grundsätzlich soll es in der Bewegung schon basisdemokratisch zugehen. Zu den Mitstreitern zählen der italienische Linksintellektuelle Toni Negri, der US-Ökonom James Galbraith, der britische Labour-Abgeordnete John McDonnell und der kroatische Philosoph Srećko Horvat. Debatten werden vor allem über das Internet geführt, es soll aber auch in den einzelnen Ländern Town-Hall-Meetings geben. </text:p>
          </table:table-cell>
          <table:table-cell office:value-type="string" calcext:value-type="string">
            <text:p>Toni Negri, der US-Ökonom James Galbraith</text:p>
          </table:table-cell>
          <table:table-cell office:value-type="string" calcext:value-type="string">
            <text:p>unanswerable</text:p>
          </table:table-cell>
          <table:table-cell office:value-type="float" office:value="3" calcext:value-type="float">
            <text:p>3</text:p>
          </table:table-cell>
          <table:table-cell office:value-type="string" calcext:value-type="string">
            <text:p>unanswerable</text:p>
          </table:table-cell>
          <table:table-cell office:value-type="float" office:value="3" calcext:value-type="float">
            <text:p>3</text:p>
          </table:table-cell>
          <table:table-cell office:value-type="string" calcext:value-type="string">
            <text:p>unanswerable</text:p>
          </table:table-cell>
          <table:table-cell office:value-type="float" office:value="3" calcext:value-type="float">
            <text:p>3</text:p>
          </table:table-cell>
          <table:table-cell office:value-type="string" calcext:value-type="string">
            <text:p>unanswerable</text:p>
          </table:table-cell>
          <table:table-cell office:value-type="float" office:value="3" calcext:value-type="float">
            <text:p>3</text:p>
          </table:table-cell>
          <table:table-cell table:number-columns-repeated="7"/>
        </table:table-row>
        <table:table-row table:style-name="ro1">
          <table:table-cell office:value-type="string" calcext:value-type="string">
            <text:p>de_review_169_q4</text:p>
          </table:table-cell>
          <table:table-cell office:value-type="string" calcext:value-type="string">
            <text:p>Wann muss man die Schutzfolie ersetzen?</text:p>
          </table:table-cell>
          <table:table-cell office:value-type="string" calcext:value-type="string">
            <text:p>Das Set mit Reinigung und Schablone etc ist sehr leicht Hand zu haben. Unser 8-jähriger Sohn kann die Schutzfolie alleine wechseln. Im Vergleich zu anderen Schutzfolien scheint diese allerdings schon sehr leicht zerbrechlich. Desweiteren haftet die Schutzfolie erstaunlich wenig - das ist gut, wenn man diese ersetzten muss, aber eben nur dann. 2 mal gekauft wegen des tollen Handlings - werde jetzt wieder auf ein anderes Produkt umstellen, weil wie beschrieben zu empfindlich</text:p>
          </table:table-cell>
          <table:table-cell office:value-type="string" calcext:value-type="string">
            <text:p>unanswerable</text:p>
          </table:table-cell>
          <table:table-cell office:value-type="string" calcext:value-type="string">
            <text:p>wenn man diese ersetzten muss</text:p>
          </table:table-cell>
          <table:table-cell office:value-type="float" office:value="1" calcext:value-type="float">
            <text:p>1</text:p>
          </table:table-cell>
          <table:table-cell office:value-type="string" calcext:value-type="string">
            <text:p>wenn man diese ersetzten muss</text:p>
          </table:table-cell>
          <table:table-cell office:value-type="float" office:value="1" calcext:value-type="float">
            <text:p>1</text:p>
          </table:table-cell>
          <table:table-cell office:value-type="string" calcext:value-type="string">
            <text:p>Wenn die Schutzfolie ausgetauscht werden muss, ist es gut, dass sie erstaunlich wenig haftet.</text:p>
          </table:table-cell>
          <table:table-cell office:value-type="float" office:value="1" calcext:value-type="float">
            <text:p>1</text:p>
          </table:table-cell>
          <table:table-cell office:value-type="string" calcext:value-type="string">
            <text:p>nur dann, wenn sie ersetzt werden muss</text:p>
          </table:table-cell>
          <table:table-cell office:value-type="float" office:value="1" calcext:value-type="float">
            <text:p>1</text:p>
          </table:table-cell>
          <table:table-cell/>
          <table:table-cell table:style-name="ce1" office:value-type="float" office:value="4" calcext:value-type="float">
            <text:p>4</text:p>
          </table:table-cell>
          <table:table-cell table:style-name="ce12" table:formula="of:=COUNTIF([.F3:.F52];&quot;4&quot;)+COUNTIF([.H3:.H52];&quot;4&quot;)+COUNTIF([.J3:.J52];&quot;4&quot;)+COUNTIF([.L3:.L52];&quot;4&quot;)" office:value-type="float" office:value="4" calcext:value-type="float">
            <text:p>4</text:p>
          </table:table-cell>
          <table:table-cell table:style-name="ce12" table:formula="of:=ROUND([.O16]/[.O18]*100; 1)&amp;&quot;%&quot;" office:value-type="string" office:string-value="2%" calcext:value-type="string">
            <text:p>2%</text:p>
          </table:table-cell>
          <table:table-cell table:style-name="ce1" office:value-type="string" calcext:value-type="string">
            <text:p>multiple plausible answers</text:p>
          </table:table-cell>
          <table:table-cell table:number-columns-repeated="2"/>
        </table:table-row>
        <table:table-row table:style-name="ro1">
          <table:table-cell office:value-type="string" calcext:value-type="string">
            <text:p>de_books_0_99_q0</text:p>
          </table:table-cell>
          <table:table-cell office:value-type="string" calcext:value-type="string">
            <text:p>Was übten Tankred und Gretchen aus ?</text:p>
          </table:table-cell>
          <table:table-cell office:value-type="string" calcext:value-type="string">
            <text:p>Als an diesem Tage Tankred und Grete nach Tisch sich zurückzogen und das Recht ausübten, das man den nach Alleinsein drängenden Verlobten einräumt, entwand sich Grete ziemlich rasch seinen Armen und sagte: „Bitte, laß, lieber Tankred! Ich möchte heute einmal mit Dir über die Zukunftsangelegenheiten meiner Eltern sprechen!“ Tankred horchte auf. Was Grete sagte, regte ihn sehr an, und da es sich um diese Angelegenheit handelte, überwand er den Verdruß, daß sie sich den Zärtlichkeiten entzog, nach denen sein leidenschaftlicher Sinn verlangte. Grete berichtete sodann über das zwischen ihr und ihrer Mutter gepflogene Gespräch und schloß, nachdem sie in ihrer überlegenen Weise die Dinge dargestellt hatte, mit den Worten: „Was meinst Du? Findest Du nicht, daß ich recht habe, wenn ich die Ansprüche der Eltern etwas einzuschränken wünsche?“ Tankred nickte lebhaft. Daß Grete hervorgehoben hatte, bei schlechteren Konjunkturen könnten ihm und ihr nicht dieselben Lasten auferlegt werden wie in guten Zeiten, gefiel ihm ganz außerordentlich.</text:p>
          </table:table-cell>
          <table:table-cell office:value-type="string" calcext:value-type="string">
            <text:p>das Recht</text:p>
          </table:table-cell>
          <table:table-cell office:value-type="string" calcext:value-type="string">
            <text:p>unanswerable</text:p>
          </table:table-cell>
          <table:table-cell office:value-type="float" office:value="1" calcext:value-type="float">
            <text:p>1</text:p>
          </table:table-cell>
          <table:table-cell office:value-type="string" calcext:value-type="string">
            <text:p>unanswerable</text:p>
          </table:table-cell>
          <table:table-cell office:value-type="float" office:value="1" calcext:value-type="float">
            <text:p>1</text:p>
          </table:table-cell>
          <table:table-cell office:value-type="string" calcext:value-type="string">
            <text:p>unanswerable</text:p>
          </table:table-cell>
          <table:table-cell office:value-type="float" office:value="1" calcext:value-type="float">
            <text:p>1</text:p>
          </table:table-cell>
          <table:table-cell office:value-type="string" calcext:value-type="string">
            <text:p>unanswerable</text:p>
          </table:table-cell>
          <table:table-cell office:value-type="float" office:value="1" calcext:value-type="float">
            <text:p>1</text:p>
          </table:table-cell>
          <table:table-cell/>
          <table:table-cell table:style-name="ce1" office:value-type="float" office:value="5" calcext:value-type="float">
            <text:p>5</text:p>
          </table:table-cell>
          <table:table-cell table:style-name="ce12" table:formula="of:=COUNTIF([.F3:.F52];&quot;5&quot;)+COUNTIF([.H3:.H52];&quot;5&quot;)+COUNTIF([.J3:.J52];&quot;5&quot;)+COUNTIF([.L3:.L52];&quot;5&quot;)" office:value-type="float" office:value="8" calcext:value-type="float">
            <text:p>8</text:p>
          </table:table-cell>
          <table:table-cell table:style-name="ce12" table:formula="of:=ROUND([.O17]/[.O18]*100; 1)&amp;&quot;%&quot;" office:value-type="string" office:string-value="4%" calcext:value-type="string">
            <text:p>4%</text:p>
          </table:table-cell>
          <table:table-cell table:style-name="ce1" office:value-type="string" calcext:value-type="string">
            <text:p>problem with the evaluation metric</text:p>
          </table:table-cell>
          <table:table-cell table:number-columns-repeated="2"/>
        </table:table-row>
        <table:table-row table:style-name="ro1">
          <table:table-cell office:value-type="string" calcext:value-type="string">
            <text:p>de_news_142-0_q2</text:p>
          </table:table-cell>
          <table:table-cell office:value-type="string" calcext:value-type="string">
            <text:p>Wer ist bald fuer NGOs zustaendig?</text:p>
          </table:table-cell>
          <table:table-cell office:value-type="string" calcext:value-type="string">
            <text:p>-H Chinas Parteibürokratie sieht das anders. Ihr Verbot scheint Teil jüngster Willkür-Maßnahmen in der reideologisierten Innenpolitik Chinas zu sein, um die Zivilgesellschaft unter ihre Kontrolle zu bringen. Die Behörden statuierten mit der Schließung der Fraueninitiative, die auch von der Ford-Stiftung unterstützt wird, ein Exempel für alle zu eng mit dem Ausland verbundenen NGOs. Peking steht kurz vor Verabschiedung eines repressiven neuen Gesetzes für Auslands-NGOs. Betroffen sind Bürgerinitiativen, Stiftungen und Vereine. Sie sollen sich neu registrieren lassen und müssen ihre Arbeitspläne und Finanzen offenlegen. Künftig sollen sie der administrativen Kontrolle der Polizei unterstehen, statt wie bisher den Zivilämtern. </text:p>
          </table:table-cell>
          <table:table-cell office:value-type="string" calcext:value-type="string">
            <text:p>Sie sollen sich neu registrieren lassen</text:p>
          </table:table-cell>
          <table:table-cell office:value-type="string" calcext:value-type="string">
            <text:p>Polizei</text:p>
          </table:table-cell>
          <table:table-cell office:value-type="float" office:value="3" calcext:value-type="float">
            <text:p>3</text:p>
          </table:table-cell>
          <table:table-cell office:value-type="string" calcext:value-type="string">
            <text:p>die Polizei</text:p>
          </table:table-cell>
          <table:table-cell office:value-type="float" office:value="3" calcext:value-type="float">
            <text:p>3</text:p>
          </table:table-cell>
          <table:table-cell office:value-type="string" calcext:value-type="string">
            <text:p>Die Polizei</text:p>
          </table:table-cell>
          <table:table-cell office:value-type="float" office:value="3" calcext:value-type="float">
            <text:p>3</text:p>
          </table:table-cell>
          <table:table-cell office:value-type="string" calcext:value-type="string">
            <text:p>die Polizei</text:p>
          </table:table-cell>
          <table:table-cell office:value-type="float" office:value="3" calcext:value-type="float">
            <text:p>3</text:p>
          </table:table-cell>
          <table:table-cell/>
          <table:table-cell table:style-name="ce1" office:value-type="string" calcext:value-type="string">
            <text:p>Total</text:p>
          </table:table-cell>
          <table:table-cell table:style-name="ce12" table:formula="of:=SUM([.O12:.O17])" office:value-type="float" office:value="200" calcext:value-type="float">
            <text:p>200</text:p>
          </table:table-cell>
          <table:table-cell table:number-columns-repeated="4"/>
        </table:table-row>
        <table:table-row table:style-name="ro1">
          <table:table-cell office:value-type="string" calcext:value-type="string">
            <text:p>de_books_2_69_q3</text:p>
          </table:table-cell>
          <table:table-cell office:value-type="string" calcext:value-type="string">
            <text:p>Wie begegneten die Angestellten ihrem Chef?</text:p>
          </table:table-cell>
          <table:table-cell office:value-type="string" calcext:value-type="string">
            <text:p>Die nächsten Tage nach seiner Ankunft benutzte Arthur Knoop, um sich im Geschäft umzusehen, und dort die alten und neuen Angestellten zu begrüßen. Ueberall, wo er erschien, begegnete man ihm mit einer ausnehmenden Zuvorkommenheit, ja, nicht selten mit äußerster Unterwürfigkeit. Man sah in ihm den Stellvertreter des Herrn Knoop, den künftigen Chef. Und Arthur, mit der tadellosen Erscheinung, der uninteressierten Miene, den kalten Augen und dem nach portugiesischer Art zugespitzten Kinnbart, reichte den Herren in den Geschäftsabteilungen entweder herablassend die Hand, oder machte sich, wenn er ein Gespräch anknüpfte, zum Mittelpunkt der Erörterungen.</text:p>
          </table:table-cell>
          <table:table-cell office:value-type="string" calcext:value-type="string">
            <text:p>unanswerable</text:p>
          </table:table-cell>
          <table:table-cell office:value-type="string" calcext:value-type="string">
            <text:p>mit einer ausnehmenden Zuvorkommenheit</text:p>
          </table:table-cell>
          <table:table-cell office:value-type="float" office:value="1" calcext:value-type="float">
            <text:p>1</text:p>
          </table:table-cell>
          <table:table-cell office:value-type="string" calcext:value-type="string">
            <text:p>mit einer ausnehmenden Zuvorkommenheit, ja, nicht selten mit äußerster Unterwürfigkeit</text:p>
          </table:table-cell>
          <table:table-cell office:value-type="float" office:value="1" calcext:value-type="float">
            <text:p>1</text:p>
          </table:table-cell>
          <table:table-cell office:value-type="string" calcext:value-type="string">
            <text:p>Die Angestellten begegneten Arthur Knoop mit ausnehmender Zuvorkommenheit und Unterwürfigkeit.</text:p>
          </table:table-cell>
          <table:table-cell office:value-type="float" office:value="1" calcext:value-type="float">
            <text:p>1</text:p>
          </table:table-cell>
          <table:table-cell office:value-type="string" calcext:value-type="string">
            <text:p>mit ausnehmender Zuvorkommenheit und Unterwürfigkeit</text:p>
          </table:table-cell>
          <table:table-cell office:value-type="float" office:value="1" calcext:value-type="float">
            <text:p>1</text:p>
          </table:table-cell>
          <table:table-cell table:number-columns-repeated="7"/>
        </table:table-row>
        <table:table-row table:style-name="ro1">
          <table:table-cell office:value-type="string" calcext:value-type="string">
            <text:p>de_books_3_66_q1</text:p>
          </table:table-cell>
          <table:table-cell office:value-type="string" calcext:value-type="string">
            <text:p>Wie heißt der alte Diener?</text:p>
          </table:table-cell>
          <table:table-cell office:value-type="string" calcext:value-type="string">
            <text:p>Der Hofrat konnte den alten Diener wohl leiden; er schien so fest an seinem jungen Herrn zu hängen, schien so väterlich für ihn besorgt zu sein, daß man sah, er müsse ihn schon seit Kindesbeinen gekannt und gepflegt haben; recht erwünscht kam er daher gerade in diesem Augenblick, wo Berner so ganz mit Gedanken an seinen Herrn erfüllt war. Der Alte war anfangs ein wenig in Verlegenheit, was er sagen solle; denn daß er nicht aus Auftrag des Grafen komme, hatte Berner gleich weggehabt. Nachdem er sich in allen Ecken sorgfältig umgesehen hatte, ob nicht sonst wer im Zimmer sei, trat er näher.</text:p>
          </table:table-cell>
          <table:table-cell office:value-type="string" calcext:value-type="string">
            <text:p>Berner</text:p>
          </table:table-cell>
          <table:table-cell office:value-type="string" calcext:value-type="string">
            <text:p>unanswerable</text:p>
          </table:table-cell>
          <table:table-cell office:value-type="float" office:value="1" calcext:value-type="float">
            <text:p>1</text:p>
          </table:table-cell>
          <table:table-cell office:value-type="string" calcext:value-type="string">
            <text:p>unanswerable</text:p>
          </table:table-cell>
          <table:table-cell office:value-type="float" office:value="1" calcext:value-type="float">
            <text:p>1</text:p>
          </table:table-cell>
          <table:table-cell office:value-type="string" calcext:value-type="string">
            <text:p>unanswerable</text:p>
          </table:table-cell>
          <table:table-cell office:value-type="float" office:value="1" calcext:value-type="float">
            <text:p>1</text:p>
          </table:table-cell>
          <table:table-cell office:value-type="string" calcext:value-type="string">
            <text:p>unanswerable</text:p>
          </table:table-cell>
          <table:table-cell office:value-type="float" office:value="1" calcext:value-type="float">
            <text:p>1</text:p>
          </table:table-cell>
          <table:table-cell table:number-columns-repeated="7"/>
        </table:table-row>
        <table:table-row table:style-name="ro1">
          <table:table-cell office:value-type="string" calcext:value-type="string">
            <text:p>de_news_71-2_q3</text:p>
          </table:table-cell>
          <table:table-cell office:value-type="string" calcext:value-type="string">
            <text:p>Welche religiöse Figur befindet sich im Innenhof der Großen Moschee?</text:p>
          </table:table-cell>
          <table:table-cell office:value-type="string" calcext:value-type="string">
            <text:p>Um die Große Moschee herum stehen derzeit mehrere Baukräne. Sie sind Teil eines riesigen Bauprojekts zur Erweiterung des Moscheebereichs um 400.000 Quadratmeter. Dadurch sollen dort gleichzeitig bis zu 2,2 Millionen Menschen Platz finden. Der Gouverneur der Region Mekka, Prinz Chaled al-Faisal, ordnete eine Untersuchung des Unglücks an. Die Kaaba, ein würfelartiges Gebäude mit einem schwarzen Stein im Innenhof der Großen Moschee in Mekka, ist das wichtigste Heiligtum im Islam und das Ziel von Millionen Pilgern während ihrer rituellen Reise, der Hadsch auf den Spuren des Propheten Mohammed. Die diesjährigen mehrtägigen Zeremonien sollen am 21. oder 22. September beginnen. </text:p>
          </table:table-cell>
          <table:table-cell office:value-type="string" calcext:value-type="string">
            <text:p>unanswerable</text:p>
          </table:table-cell>
          <table:table-cell office:value-type="string" calcext:value-type="string">
            <text:p>schwarzer Stein</text:p>
          </table:table-cell>
          <table:table-cell office:value-type="float" office:value="1" calcext:value-type="float">
            <text:p>1</text:p>
          </table:table-cell>
          <table:table-cell office:value-type="string" calcext:value-type="string">
            <text:p>ein schwarzer Stein</text:p>
          </table:table-cell>
          <table:table-cell office:value-type="float" office:value="1" calcext:value-type="float">
            <text:p>1</text:p>
          </table:table-cell>
          <table:table-cell office:value-type="string" calcext:value-type="string">
            <text:p>ein schwarzer Stein.</text:p>
          </table:table-cell>
          <table:table-cell office:value-type="float" office:value="1" calcext:value-type="float">
            <text:p>1</text:p>
          </table:table-cell>
          <table:table-cell office:value-type="string" calcext:value-type="string">
            <text:p>ein schwarzer Stein</text:p>
          </table:table-cell>
          <table:table-cell office:value-type="float" office:value="1" calcext:value-type="float">
            <text:p>1</text:p>
          </table:table-cell>
          <table:table-cell table:number-columns-repeated="7"/>
        </table:table-row>
        <table:table-row table:style-name="ro1">
          <table:table-cell office:value-type="string" calcext:value-type="string">
            <text:p>de_review_328_q2</text:p>
          </table:table-cell>
          <table:table-cell office:value-type="string" calcext:value-type="string">
            <text:p>Ist das Getränk lecker?</text:p>
          </table:table-cell>
          <table:table-cell office:value-type="string" calcext:value-type="string">
            <text:p>Ich habe mir das Beauty Hylauron bestellt weil ich neugierig war und etwas Neues neben den täglichen Cremes ausprobieren wollte. Die Lieferung erfolgte durch Amazon prime sehr schnell und das Hyaluron wird in einer schönen und hochwertigen Verpackung geliefert. Man trinkt ein Fläschchen pro Tag und nach circa einer Woche wurden bei mir die ersten Ergebnisse sichtbar. Ich hatte den Eindruck das meine Haut aufgepolsterter, meine Haare etwas gesünder und meine Nägel fester geworden sind. Diese Shots sind natürlich keine Wundermittel aber ich muss sagen das ich wirklich überrascht von der Wirkung bin. Allerdings gebe ich einen Stern weniger, da der Geschmack nicht sonderlich ansprechend ist. Trotzdem klare Empfehlung</text:p>
          </table:table-cell>
          <table:table-cell office:value-type="string" calcext:value-type="string">
            <text:p>Geschmack nicht sonderlich ansprechend</text:p>
          </table:table-cell>
          <table:table-cell office:value-type="string" calcext:value-type="string">
            <text:p>unanswerable</text:p>
          </table:table-cell>
          <table:table-cell office:value-type="float" office:value="1" calcext:value-type="float">
            <text:p>1</text:p>
          </table:table-cell>
          <table:table-cell office:value-type="string" calcext:value-type="string">
            <text:p>unanswerable</text:p>
          </table:table-cell>
          <table:table-cell office:value-type="float" office:value="1" calcext:value-type="float">
            <text:p>1</text:p>
          </table:table-cell>
          <table:table-cell office:value-type="string" calcext:value-type="string">
            <text:p>unanswerable</text:p>
          </table:table-cell>
          <table:table-cell office:value-type="float" office:value="1" calcext:value-type="float">
            <text:p>1</text:p>
          </table:table-cell>
          <table:table-cell office:value-type="string" calcext:value-type="string">
            <text:p>unanswerable</text:p>
          </table:table-cell>
          <table:table-cell office:value-type="float" office:value="1" calcext:value-type="float">
            <text:p>1</text:p>
          </table:table-cell>
          <table:table-cell table:number-columns-repeated="7"/>
        </table:table-row>
        <table:table-row table:style-name="ro1">
          <table:table-cell office:value-type="string" calcext:value-type="string">
            <text:p>de_review_68_q2</text:p>
          </table:table-cell>
          <table:table-cell office:value-type="string" calcext:value-type="string">
            <text:p>Wo werden die Produkte gekauft?</text:p>
          </table:table-cell>
          <table:table-cell office:value-type="string" calcext:value-type="string">
            <text:p>Eigentlich null Sterne. Nachdem der Artikel fälschlicherweise aus UK nach Deutschland an eine Packstation geschickt wurde, wollte ich den Fehler rückgängig machen, die Sendung umleiten. Allein der Anbieter meldet sich nicht, weder auf eigene noch auf Anfragen von Amazon. Wahrscheinlich wurde der Controller noch nicht mal verschickt. Aber Geld einkassiert. VORSICHT ABZOCKE durch Lager Rabatte.</text:p>
          </table:table-cell>
          <table:table-cell office:value-type="string" calcext:value-type="string">
            <text:p>Amazon</text:p>
          </table:table-cell>
          <table:table-cell office:value-type="string" calcext:value-type="string">
            <text:p>unanswerable</text:p>
          </table:table-cell>
          <table:table-cell office:value-type="float" office:value="1" calcext:value-type="float">
            <text:p>1</text:p>
          </table:table-cell>
          <table:table-cell office:value-type="string" calcext:value-type="string">
            <text:p>unanswerable</text:p>
          </table:table-cell>
          <table:table-cell office:value-type="float" office:value="1" calcext:value-type="float">
            <text:p>1</text:p>
          </table:table-cell>
          <table:table-cell office:value-type="string" calcext:value-type="string">
            <text:p>unanswerable</text:p>
          </table:table-cell>
          <table:table-cell office:value-type="float" office:value="1" calcext:value-type="float">
            <text:p>1</text:p>
          </table:table-cell>
          <table:table-cell office:value-type="string" calcext:value-type="string">
            <text:p>unanswerable</text:p>
          </table:table-cell>
          <table:table-cell office:value-type="float" office:value="1" calcext:value-type="float">
            <text:p>1</text:p>
          </table:table-cell>
          <table:table-cell table:number-columns-repeated="7"/>
        </table:table-row>
        <table:table-row table:style-name="ro1">
          <table:table-cell office:value-type="string" calcext:value-type="string">
            <text:p>de_books_3_17_q3</text:p>
          </table:table-cell>
          <table:table-cell office:value-type="string" calcext:value-type="string">
            <text:p>Was klingt tief und zitternt?</text:p>
          </table:table-cell>
          <table:table-cell office:value-type="string" calcext:value-type="string">
            <text:p>Die Nacht war grimmigkalt, der Himmel jetzt ganz rein, nur einzelne dunkle Wölkchen tanzten im Wirbel um den Mond. Schweigend schritten die beiden durch die Nacht der Kirche zu. Wenige Schritte, so standen sie am Portal des Münsters. Der Küster schrak zusammen, als dort aus dem Schatten eines Pfeilers eine hohe, in einen dunklen Mantel gehüllte Gestalt hervortrat. Es war jener Fremde, der Idas Interesse in so hohem Grade erregt hatte. "Schließ auf, schließ auf," sprach Martiniz, "denn es ist hohe Zeit!" Indem er sprach, fing es an zu surren und zu klappern, dumpf rollte gerade über ihnen im Turme das Uhrwerk, und in tiefen, zitternden Klängen schallte die zwölfte Stunde in die Lüfte.</text:p>
          </table:table-cell>
          <table:table-cell office:value-type="string" calcext:value-type="string">
            <text:p>unanswerable</text:p>
          </table:table-cell>
          <table:table-cell office:value-type="string" calcext:value-type="string">
            <text:p>die zwölfte Stunde</text:p>
          </table:table-cell>
          <table:table-cell office:value-type="float" office:value="1" calcext:value-type="float">
            <text:p>1</text:p>
          </table:table-cell>
          <table:table-cell office:value-type="string" calcext:value-type="string">
            <text:p>the twelfth hour</text:p>
          </table:table-cell>
          <table:table-cell office:value-type="float" office:value="1" calcext:value-type="float">
            <text:p>1</text:p>
          </table:table-cell>
          <table:table-cell office:value-type="string" calcext:value-type="string">
            <text:p>die zwölfte Stunde</text:p>
          </table:table-cell>
          <table:table-cell office:value-type="float" office:value="1" calcext:value-type="float">
            <text:p>1</text:p>
          </table:table-cell>
          <table:table-cell table:style-name="ce7" office:value-type="string" calcext:value-type="string">
            <text:p>die zwölfte Stunde</text:p>
          </table:table-cell>
          <table:table-cell office:value-type="float" office:value="1" calcext:value-type="float">
            <text:p>1</text:p>
          </table:table-cell>
          <table:table-cell table:number-columns-repeated="7"/>
        </table:table-row>
        <table:table-row table:style-name="ro1">
          <table:table-cell office:value-type="string" calcext:value-type="string">
            <text:p>de_review_86_q3</text:p>
          </table:table-cell>
          <table:table-cell office:value-type="string" calcext:value-type="string">
            <text:p>Was musste der Mann des Autors tun, um den Puppenwagen zusammenzubauen&gt;</text:p>
          </table:table-cell>
          <table:table-cell office:value-type="string" calcext:value-type="string">
            <text:p>Der Puppenwagen wurde schnell geliefert und die Freude war groß. Leider verflog diese schnell, da der Zusammenbau alles andere als einfach war. Für meine Frauenhände völlig ungeeignet, da mir schlicht die Kraft fehlt. Mein Mann musste den Wagen teilweise verbiegen, dass wir die Räder fest montieren konnten. Die Radachse hätte nur ein paar Millimeter länger sein dürfen, dann müsste man nicht das Gesänge Gestell verbiegen. Auch das Verdeck war wirklich nicht ohne Kraftaufwand anzubringen. Im Großen und Ganzen sieht der Puppenwagen sehr süß aus und unsere Tochter hat auch ihre Freude damit (deshalb schicken wir ihn auch nicht zurück), aber für den Preis hatten wir mehr Qualität erwartet. Wir sind gespannt, wie lange die billigen Kunststoffteile, die Räder fixieren und wann das erste Rad abfällt. Wirklich sehr schade!</text:p>
          </table:table-cell>
          <table:table-cell office:value-type="string" calcext:value-type="string">
            <text:p>unanswerable</text:p>
          </table:table-cell>
          <table:table-cell office:value-type="string" calcext:value-type="string">
            <text:p>den Wagen teilweise verbiegen</text:p>
          </table:table-cell>
          <table:table-cell office:value-type="float" office:value="3" calcext:value-type="float">
            <text:p>3</text:p>
          </table:table-cell>
          <table:table-cell office:value-type="string" calcext:value-type="string">
            <text:p>den Wagen teilweise verbiegen</text:p>
          </table:table-cell>
          <table:table-cell office:value-type="float" office:value="3" calcext:value-type="float">
            <text:p>3</text:p>
          </table:table-cell>
          <table:table-cell office:value-type="string" calcext:value-type="string">
            <text:p>Der Mann des Autors musste den Wagen teilweise verbiegen, damit sie die Räder fest montieren konnten.</text:p>
          </table:table-cell>
          <table:table-cell office:value-type="float" office:value="3" calcext:value-type="float">
            <text:p>3</text:p>
          </table:table-cell>
          <table:table-cell office:value-type="string" calcext:value-type="string">
            <text:p>den Wagen teilweise verbiegen, dass wir die Räder fest montieren konnten.</text:p>
          </table:table-cell>
          <table:table-cell office:value-type="float" office:value="3" calcext:value-type="float">
            <text:p>3</text:p>
          </table:table-cell>
          <table:table-cell table:number-columns-repeated="7"/>
        </table:table-row>
        <table:table-row table:style-name="ro1">
          <table:table-cell office:value-type="string" calcext:value-type="string">
            <text:p>de_review_79_q0</text:p>
          </table:table-cell>
          <table:table-cell office:value-type="string" calcext:value-type="string">
            <text:p>Ist die Beschreibung des Angebotes passend?</text:p>
          </table:table-cell>
          <table:table-cell office:value-type="string" calcext:value-type="string">
            <text:p>schnelle Lieferung. Beschreibung im Angebot entspricht der gelieferten Bezügen. Passform für mein Auto Renault Clio Grandtour gut. Nur die Bezüge für die Nackenstützen sind mehr als knapp, aber machbar. Das Kunstleder ist unempfindlich und hat schon Milch, Schokolade und matschige Hundepfoten problemlos überstanden. Ich würde diese Bezüge sofort wieder kaufen.</text:p>
          </table:table-cell>
          <table:table-cell office:value-type="string" calcext:value-type="string">
            <text:p>Beschreibung im Angebot entspricht der gelieferten Bezügen</text:p>
          </table:table-cell>
          <table:table-cell office:value-type="string" calcext:value-type="string">
            <text:p>ja</text:p>
          </table:table-cell>
          <table:table-cell office:value-type="float" office:value="2" calcext:value-type="float">
            <text:p>2</text:p>
          </table:table-cell>
          <table:table-cell office:value-type="string" calcext:value-type="string">
            <text:p>unanswerable</text:p>
          </table:table-cell>
          <table:table-cell office:value-type="float" office:value="1" calcext:value-type="float">
            <text:p>1</text:p>
          </table:table-cell>
          <table:table-cell office:value-type="string" calcext:value-type="string">
            <text:p>Ja.</text:p>
          </table:table-cell>
          <table:table-cell office:value-type="float" office:value="2" calcext:value-type="float">
            <text:p>2</text:p>
          </table:table-cell>
          <table:table-cell office:value-type="string" calcext:value-type="string">
            <text:p>Ja (Yes)</text:p>
          </table:table-cell>
          <table:table-cell office:value-type="float" office:value="2" calcext:value-type="float">
            <text:p>2</text:p>
          </table:table-cell>
          <table:table-cell table:number-columns-repeated="7"/>
        </table:table-row>
        <table:table-row table:style-name="ro1">
          <table:table-cell office:value-type="string" calcext:value-type="string">
            <text:p>de_books_2_35_q4</text:p>
          </table:table-cell>
          <table:table-cell office:value-type="string" calcext:value-type="string">
            <text:p>Von wem wurde er ersucht?</text:p>
          </table:table-cell>
          <table:table-cell office:value-type="string" calcext:value-type="string">
            <text:p>Herr von Klamm hatte bisher nur den stummen Zuhörer gespielt. Es war um so mehr geschehen, weil er in dem Manne, der hier nächtlich eingedrungen war, einen nach der Beschreibung seiner Mutter nicht zu verkennenden Komplizen derjenigen Geschäftsleute zu erkennen glaubte, durch die seine Mutter, während seines Aufenthaltes im Ausland um ihr Hab' und Gut gekommen war. Es war eine ganze Bande gewesen, die es in der raffinierteren Weise verstanden hatte, sie auszurauben. So zog er nun die Achseln und sagte: „Ich wurde von Herrn Knoop ersucht, ihn zu begleiten. Er nahm an, daß es sich um Geschäfte handle. In Herrn Knoops Privatangelegenheiten habe ich kein Recht einzugreifen; es würde, wie ich vermute, auch durchaus gegen seinen Willen sein.“ „Ich gebe aber nochmals zu bedenken, daß ich Ihnen allen für alle Zeiten entrückt werde. Ich will mich nach Südamerika einschiffen. Ohne Geld vermag ich es nicht, ich weiß es mir nicht anders zu verschaffen —“</text:p>
          </table:table-cell>
          <table:table-cell office:value-type="string" calcext:value-type="string">
            <text:p>unanswerable</text:p>
          </table:table-cell>
          <table:table-cell office:value-type="string" calcext:value-type="string">
            <text:p>Herr Knoop</text:p>
          </table:table-cell>
          <table:table-cell office:value-type="float" office:value="3" calcext:value-type="float">
            <text:p>3</text:p>
          </table:table-cell>
          <table:table-cell office:value-type="string" calcext:value-type="string">
            <text:p>Herr Knoop</text:p>
          </table:table-cell>
          <table:table-cell office:value-type="float" office:value="3" calcext:value-type="float">
            <text:p>3</text:p>
          </table:table-cell>
          <table:table-cell office:value-type="string" calcext:value-type="string">
            <text:p>Herr Knoop</text:p>
          </table:table-cell>
          <table:table-cell office:value-type="float" office:value="3" calcext:value-type="float">
            <text:p>3</text:p>
          </table:table-cell>
          <table:table-cell office:value-type="string" calcext:value-type="string">
            <text:p>Herr Knoop</text:p>
          </table:table-cell>
          <table:table-cell office:value-type="float" office:value="3" calcext:value-type="float">
            <text:p>3</text:p>
          </table:table-cell>
          <table:table-cell table:number-columns-repeated="7"/>
        </table:table-row>
        <table:table-row table:style-name="ro1">
          <table:table-cell office:value-type="string" calcext:value-type="string">
            <text:p>de_review_321_q0</text:p>
          </table:table-cell>
          <table:table-cell office:value-type="string" calcext:value-type="string">
            <text:p>Wofuer sind die Kapseln gedacht?</text:p>
          </table:table-cell>
          <table:table-cell office:value-type="string" calcext:value-type="string">
            <text:p>Die Kapseln kommen in einer kleinen Dose geliefert mit stylischem Aufdruck für Haut und Haare. Die Kapseln riechen neutral und sind mit einem Glas Wasser gut zu schlucken. Wobei manche schon bei kapseln ihre Schwierigkeiten haben, sollten es besser lassen. Nach ein paar Tagen bemerkte ich noch keine Veränderung aber das kann ja noch kommen also es bleibt spannend.</text:p>
          </table:table-cell>
          <table:table-cell office:value-type="string" calcext:value-type="string">
            <text:p>Haut und Haare</text:p>
          </table:table-cell>
          <table:table-cell office:value-type="string" calcext:value-type="string">
            <text:p>unanswerable</text:p>
          </table:table-cell>
          <table:table-cell office:value-type="float" office:value="1" calcext:value-type="float">
            <text:p>1</text:p>
          </table:table-cell>
          <table:table-cell office:value-type="string" calcext:value-type="string">
            <text:p>unanswerable</text:p>
          </table:table-cell>
          <table:table-cell office:value-type="float" office:value="1" calcext:value-type="float">
            <text:p>1</text:p>
          </table:table-cell>
          <table:table-cell office:value-type="string" calcext:value-type="string">
            <text:p>unanswerable</text:p>
          </table:table-cell>
          <table:table-cell office:value-type="float" office:value="1" calcext:value-type="float">
            <text:p>1</text:p>
          </table:table-cell>
          <table:table-cell office:value-type="string" calcext:value-type="string">
            <text:p>unanswerable</text:p>
          </table:table-cell>
          <table:table-cell office:value-type="float" office:value="1" calcext:value-type="float">
            <text:p>1</text:p>
          </table:table-cell>
          <table:table-cell table:number-columns-repeated="7"/>
        </table:table-row>
        <table:table-row table:style-name="ro1">
          <table:table-cell office:value-type="string" calcext:value-type="string">
            <text:p>de_books_2_29_q3</text:p>
          </table:table-cell>
          <table:table-cell office:value-type="string" calcext:value-type="string">
            <text:p>Wan soll der Brief von Ileisas Bruder ankommen?</text:p>
          </table:table-cell>
          <table:table-cell office:value-type="string" calcext:value-type="string">
            <text:p>Lies vor, Friedrich! Wir haben ja vor Ileisa keine Geheimnisse. Wir wissen, daß sie das, was sie für sich zu behalten hat, sicher in sich verschließt!“ „Sie dürfen dessen versichert sein, gnädige Frau!“ bestätigte Ileisa, das Auge frei aufschlagend, in einem einfachen, Vertrauen erweckenden Tone. Und Herr Knoop las: „Wenn ich nicht bis übermorgen vormittag zehn Uhr einen Postrestantebrief (Hauptpostamt Unter den Linden) mit dreitausend Mark unter T.K. vorfinde, geschieht etwas! Was aus dem Verzweiflungsakt entsteht, ist mir gleichgültig. Ich habe dann wenigstens ein Obdach! Falls Du aber diese Kleinigkeit Deinem weniger vom Glück begünstigten Bruder zuwendest, ihm dadurch wieder zu einer dauernden, menschenwürdigen Existenz verhilfst, so wird er nicht nur alle Kränkungen vergessen, sondern Dich niemals wieder behelligen. Nun entscheide! Dein Bruder Theodor Knoop.“</text:p>
          </table:table-cell>
          <table:table-cell office:value-type="string" calcext:value-type="string">
            <text:p>unanswerable</text:p>
          </table:table-cell>
          <table:table-cell office:value-type="string" calcext:value-type="string">
            <text:p>übermorgen vormittag zehn Uhr</text:p>
          </table:table-cell>
          <table:table-cell office:value-type="float" office:value="1" calcext:value-type="float">
            <text:p>1</text:p>
          </table:table-cell>
          <table:table-cell office:value-type="string" calcext:value-type="string">
            <text:p>übermorgen vormittag zehn Uhr</text:p>
          </table:table-cell>
          <table:table-cell office:value-type="float" office:value="1" calcext:value-type="float">
            <text:p>1</text:p>
          </table:table-cell>
          <table:table-cell office:value-type="string" calcext:value-type="string">
            <text:p>übermorgen vormittag zehn Uhr</text:p>
          </table:table-cell>
          <table:table-cell office:value-type="float" office:value="1" calcext:value-type="float">
            <text:p>1</text:p>
          </table:table-cell>
          <table:table-cell office:value-type="string" calcext:value-type="string">
            <text:p>übermorgen vormittag zehn Uhr</text:p>
          </table:table-cell>
          <table:table-cell office:value-type="float" office:value="1" calcext:value-type="float">
            <text:p>1</text:p>
          </table:table-cell>
          <table:table-cell table:number-columns-repeated="7"/>
        </table:table-row>
        <table:table-row table:style-name="ro1">
          <table:table-cell office:value-type="string" calcext:value-type="string">
            <text:p>de_books_2_2_q4</text:p>
          </table:table-cell>
          <table:table-cell office:value-type="string" calcext:value-type="string">
            <text:p>Welches Auge von Frau Knoop hatte einen stechenden Ausdruck?</text:p>
          </table:table-cell>
          <table:table-cell office:value-type="string" calcext:value-type="string">
            <text:p>Auf diese an sich durchaus verständige Betrachtung entgegnete Frau Knoop nichts; sie warf aber einen freundlichen Blick zu ihrem Manne hinüber. Wenn sie jemanden in solcher Weise anblickte, empfing das eine, überhaupt nur eine Thätigkeit ausübende Auge einen etwas stechenden Ausdruck, und das erloschene andere schien wesentlich stärker hervorzutreten. Friedrich Knoop stammte aus der nordischen Landschaft Dithmarschen. Sein Vater war dort Mühlenbesitzer gewesen, und Frau Fanny war aus der nordischen Landschaft Schwansen, woselbst sich ihr Vater als Pastor im Amte befunden hatte. Knoop hatte sich zufolge großer Energie und Umsicht zu einem sehr reichen Mann emporgeschwungen, stand im sechzigsten Lebensjahr, und besaß zwei Kinder: die erwähnte Margarete und einen Sohn, der zur Zeit in England war, um sich für die einstige Uebernahme des väterlichen Geschäfts noch weiter auszubilden.</text:p>
          </table:table-cell>
          <table:table-cell office:value-type="string" calcext:value-type="string">
            <text:p>unanswerable</text:p>
          </table:table-cell>
          <table:table-cell office:value-type="string" calcext:value-type="string">
            <text:p>das eine</text:p>
          </table:table-cell>
          <table:table-cell office:value-type="float" office:value="1" calcext:value-type="float">
            <text:p>1</text:p>
          </table:table-cell>
          <table:table-cell office:value-type="string" calcext:value-type="string">
            <text:p>das eine Auge</text:p>
          </table:table-cell>
          <table:table-cell office:value-type="float" office:value="1" calcext:value-type="float">
            <text:p>1</text:p>
          </table:table-cell>
          <table:table-cell office:value-type="string" calcext:value-type="string">
            <text:p>Das eine, überhaupt nur eine Thätigkeit ausübende Auge hatte einen stechenden Ausdruck.</text:p>
          </table:table-cell>
          <table:table-cell office:value-type="float" office:value="1" calcext:value-type="float">
            <text:p>1</text:p>
          </table:table-cell>
          <table:table-cell office:value-type="string" calcext:value-type="string">
            <text:p>das eine Auge</text:p>
          </table:table-cell>
          <table:table-cell office:value-type="float" office:value="1" calcext:value-type="float">
            <text:p>1</text:p>
          </table:table-cell>
          <table:table-cell table:number-columns-repeated="7"/>
        </table:table-row>
        <table:table-row table:style-name="ro1">
          <table:table-cell office:value-type="string" calcext:value-type="string">
            <text:p>de_news_28-1_q1</text:p>
          </table:table-cell>
          <table:table-cell office:value-type="string" calcext:value-type="string">
            <text:p>Warum ist das Leistungsschutzrecht ein Reinfall?</text:p>
          </table:table-cell>
          <table:table-cell office:value-type="string" calcext:value-type="string">
            <text:p>Internes Papier der Kommission sorgt für scharfe Kritik: Kommt Urheberrechtsschutz für Verlinken von Inhalten?. Als Erfolgsgeschichte kann das Leistungsschutzrecht nicht gerade bezeichnet werden: Die Idee, dass Suchmaschinen und Nachrichtenportale dafür zahlen sollen, dass sie die Inhalte von Medien anpreisen, darf bislang getrost als Reinfall bezeichnet werden. Das primäre Ziel all dieser nationalen Regeln – Google hat darauf reagiert, wie es zu erwarten war: mit dem Angebot, all die Seiten, die nicht verlinkt werden wollen, aus dem eigenen Index zu nehmen. Dies wollten die Verleger dann natürlich auch nicht, immerhin treiben Google und Co mittlerweile einen bedeutenden Teil der Leser zu Onlinemedien. Also stimmte man einer Verlinkung durch Google explizit zu. </text:p>
          </table:table-cell>
          <table:table-cell office:value-type="string" calcext:value-type="string">
            <text:p>Google hat darauf reagiert, wie es zu erwarten war:</text:p>
          </table:table-cell>
          <table:table-cell office:value-type="string" calcext:value-type="string">
            <text:p>unanswerable</text:p>
          </table:table-cell>
          <table:table-cell office:value-type="float" office:value="3" calcext:value-type="float">
            <text:p>3</text:p>
          </table:table-cell>
          <table:table-cell office:value-type="string" calcext:value-type="string">
            <text:p>unanswerable</text:p>
          </table:table-cell>
          <table:table-cell office:value-type="float" office:value="3" calcext:value-type="float">
            <text:p>3</text:p>
          </table:table-cell>
          <table:table-cell office:value-type="string" calcext:value-type="string">
            <text:p>Reinfall.</text:p>
          </table:table-cell>
          <table:table-cell office:value-type="float" office:value="3" calcext:value-type="float">
            <text:p>3</text:p>
          </table:table-cell>
          <table:table-cell office:value-type="string" calcext:value-type="string">
            <text:p>Die Idee, dass Suchmaschinen und Nachrichtenportale dafür zahlen sollen, dass sie die Inhalte von Medien anpreisen, darf bislang getrost als Reinfall bezeichnet werden.</text:p>
          </table:table-cell>
          <table:table-cell office:value-type="float" office:value="3" calcext:value-type="float">
            <text:p>3</text:p>
          </table:table-cell>
          <table:table-cell table:number-columns-repeated="7"/>
        </table:table-row>
        <table:table-row table:style-name="ro1">
          <table:table-cell office:value-type="string" calcext:value-type="string">
            <text:p>de_books_2_86_q1</text:p>
          </table:table-cell>
          <table:table-cell office:value-type="string" calcext:value-type="string">
            <text:p>Worueber hat Theodor schon nachgedacht bezueglich Arthur's Zukunft?</text:p>
          </table:table-cell>
          <table:table-cell office:value-type="string" calcext:value-type="string">
            <text:p>„Doch nicht! Wo bleibe ich?“ fiel Arthur kritisch ein. „Wenn mein Vater als Geschäftsmann nicht nobilitiert werden kann, so also auch ich nicht! — Und ich will doch eine Thätigkeit behalten, ich will doch noch Geld verdienen —“ „Hm! Weißt du, darüber habe ich auch schon nachgedacht. Du läßt dich zum Vorsitzenden des Aufsichtsrates der Aktiengesellschaft machen. Du schwebst sozusagen als Geist über den Wassern. So erreichst auch du deinen Zweck! Sehr häufig fungieren ja Adlige — Grafen und Barone — als Aufsichtsräte. Das hat sich ja eingebürgert und wird nicht moniert! Im Gegenteil!“ Diese Worte gefielen Arthur nicht schlecht.</text:p>
          </table:table-cell>
          <table:table-cell office:value-type="string" calcext:value-type="string">
            <text:p>ich will doch noch Geld verdienen</text:p>
          </table:table-cell>
          <table:table-cell office:value-type="string" calcext:value-type="string">
            <text:p>Arthur's future as the chairman of the supervisory board of the joint-stock company.</text:p>
          </table:table-cell>
          <table:table-cell office:value-type="float" office:value="3" calcext:value-type="float">
            <text:p>3</text:p>
          </table:table-cell>
          <table:table-cell office:value-type="string" calcext:value-type="string">
            <text:p>unanswerable</text:p>
          </table:table-cell>
          <table:table-cell office:value-type="float" office:value="3" calcext:value-type="float">
            <text:p>3</text:p>
          </table:table-cell>
          <table:table-cell office:value-type="string" calcext:value-type="string">
            <text:p>Theodor hat darüber nachgedacht, dass Arthur zum Vorsitzenden des Aufsichtsrates der Aktiengesellschaft gemacht werden soll.</text:p>
          </table:table-cell>
          <table:table-cell office:value-type="float" office:value="3" calcext:value-type="float">
            <text:p>3</text:p>
          </table:table-cell>
          <table:table-cell office:value-type="string" calcext:value-type="string">
            <text:p>unanswerable</text:p>
          </table:table-cell>
          <table:table-cell office:value-type="float" office:value="3" calcext:value-type="float">
            <text:p>3</text:p>
          </table:table-cell>
          <table:table-cell table:number-columns-repeated="7"/>
        </table:table-row>
        <table:table-row table:style-name="ro1">
          <table:table-cell office:value-type="string" calcext:value-type="string">
            <text:p>de_books_2_98_q2</text:p>
          </table:table-cell>
          <table:table-cell office:value-type="string" calcext:value-type="string">
            <text:p>Was führt die Frau gerne auf?</text:p>
          </table:table-cell>
          <table:table-cell office:value-type="string" calcext:value-type="string">
            <text:p>„Meine Frau kann eigentlich keinen Abend mit mir allein sein! Sie musiziert, sie liest, sie plaudert wohl gern einmal über ernstere Dinge, hat Talent für jene und Verstand für diese; aber es muß immer ein Zeuge da sein, der sie bewundert, ihr zuhört, dem sie ihre kleinen Komödien vorspielen kann. Es giebt Personen, die nur glücklich sind, wenn sie jeden Tag als Akteure auftreten, ihre Fähigkeiten vor anderen leuchten lassen können, wenn sie in Lust und Trauerspielen, in Vaudevilles und Singspielen, die sie aufführen, oder zu denen sie sich als Teilnehmer drängen, womöglich die Hauptrolle spielen und zum Schluß laut oder stumm beklatscht werden.</text:p>
          </table:table-cell>
          <table:table-cell office:value-type="string" calcext:value-type="string">
            <text:p>ihre kleinen Komödien</text:p>
          </table:table-cell>
          <table:table-cell office:value-type="string" calcext:value-type="string">
            <text:p>unanswerable</text:p>
          </table:table-cell>
          <table:table-cell office:value-type="float" office:value="1" calcext:value-type="float">
            <text:p>1</text:p>
          </table:table-cell>
          <table:table-cell office:value-type="string" calcext:value-type="string">
            <text:p>unanswerable</text:p>
          </table:table-cell>
          <table:table-cell office:value-type="float" office:value="1" calcext:value-type="float">
            <text:p>1</text:p>
          </table:table-cell>
          <table:table-cell office:value-type="string" calcext:value-type="string">
            <text:p>The woman enjoys performing or putting on small comedies.</text:p>
          </table:table-cell>
          <table:table-cell office:value-type="float" office:value="2" calcext:value-type="float">
            <text:p>2</text:p>
          </table:table-cell>
          <table:table-cell office:value-type="string" calcext:value-type="string">
            <text:p>unanswerable</text:p>
          </table:table-cell>
          <table:table-cell office:value-type="float" office:value="1" calcext:value-type="float">
            <text:p>1</text:p>
          </table:table-cell>
          <table:table-cell table:number-columns-repeated="7"/>
        </table:table-row>
        <table:table-row table:style-name="ro1">
          <table:table-cell office:value-type="string" calcext:value-type="string">
            <text:p>de_news_26-1_q0</text:p>
          </table:table-cell>
          <table:table-cell office:value-type="string" calcext:value-type="string">
            <text:p>Welcher Partei gehört Heiko Maas an?</text:p>
          </table:table-cell>
          <table:table-cell office:value-type="string" calcext:value-type="string">
            <text:p>Bundesjustizminister Heiko Maas hat den Handgranaten-Anschlag scharf verurteilt. Das Ausmaß der Gewalt ist erschreckend, erklärte der SPD-Politiker am Freitag in Berlin. Die Täter dürfen nicht ungestraft davonkommen. Sie müssen konsequent ermittelt und bestraft werden, forderte er. Die Zunahme der Angriffe auf Flüchtlinge sei dramatisch. Sprengkörper auf Flüchtlingsheime fliegen heute schon, wir dürfen nicht abwarten, bis es die ersten Toten gibt. Ähnlich äußerte sich der Zentralrat Deutscher Sinti und Roma. Dieser feige Anschlag zeigt, dass gewaltbereite Rechtsextremisten durch ihre Taten den Frieden in unserer Gesellschaft gefährden und uns auseinanderdividieren wollen, erklärte sein Vorsitzender Romani Rose. Umso mehr gelte es, für die Demokratie und den Rechtsstaat einzustehen. Besonders Politiker trügen hierbei eine große Verantwortung. Die populistische Rhetorik in der Asyldebatte führt dazu, dass Ängste bei der Bevölkerung geschürt werden, kritisierte Rose. </text:p>
          </table:table-cell>
          <table:table-cell office:value-type="string" calcext:value-type="string">
            <text:p>SPD-Politiker</text:p>
          </table:table-cell>
          <table:table-cell office:value-type="string" calcext:value-type="string">
            <text:p>SPD</text:p>
          </table:table-cell>
          <table:table-cell office:value-type="float" office:value="4" calcext:value-type="float">
            <text:p>4</text:p>
          </table:table-cell>
          <table:table-cell office:value-type="string" calcext:value-type="string">
            <text:p>SPD</text:p>
          </table:table-cell>
          <table:table-cell office:value-type="float" office:value="4" calcext:value-type="float">
            <text:p>4</text:p>
          </table:table-cell>
          <table:table-cell office:value-type="string" calcext:value-type="string">
            <text:p>SPD</text:p>
          </table:table-cell>
          <table:table-cell office:value-type="float" office:value="4" calcext:value-type="float">
            <text:p>4</text:p>
          </table:table-cell>
          <table:table-cell office:value-type="string" calcext:value-type="string">
            <text:p>SPD</text:p>
          </table:table-cell>
          <table:table-cell office:value-type="float" office:value="4" calcext:value-type="float">
            <text:p>4</text:p>
          </table:table-cell>
          <table:table-cell table:number-columns-repeated="7"/>
        </table:table-row>
        <table:table-row table:style-name="ro1">
          <table:table-cell office:value-type="string" calcext:value-type="string">
            <text:p>de_review_246_q2</text:p>
          </table:table-cell>
          <table:table-cell office:value-type="string" calcext:value-type="string">
            <text:p>Was beschwert den Austausch der LEDs?</text:p>
          </table:table-cell>
          <table:table-cell office:value-type="string" calcext:value-type="string">
            <text:p>Die Lampe ist insgesamt sehr ordentlich verarbeitet und hat eine gute Materialqualität. Die Lichtausbeute ist etwas geringer als erwartet, dafür ist die Lichtfarbe sehr angenehm. Die Montage ist etwas umständlich und erfordert Fingerspitzengefühl. Bei den verbauten LEDs bleibt auf lange Lebensdauer zu hoffen, da diese nicht ohne weiteres tauschbar sind.</text:p>
          </table:table-cell>
          <table:table-cell office:value-type="string" calcext:value-type="string">
            <text:p>den verbauten LEDs</text:p>
          </table:table-cell>
          <table:table-cell office:value-type="string" calcext:value-type="string">
            <text:p>unanswerable</text:p>
          </table:table-cell>
          <table:table-cell office:value-type="float" office:value="3" calcext:value-type="float">
            <text:p>3</text:p>
          </table:table-cell>
          <table:table-cell office:value-type="string" calcext:value-type="string">
            <text:p>nicht ohne weiteres tauschbar</text:p>
          </table:table-cell>
          <table:table-cell office:value-type="float" office:value="3" calcext:value-type="float">
            <text:p>3</text:p>
          </table:table-cell>
          <table:table-cell office:value-type="string" calcext:value-type="string">
            <text:p>unanswerable</text:p>
          </table:table-cell>
          <table:table-cell office:value-type="float" office:value="3" calcext:value-type="float">
            <text:p>3</text:p>
          </table:table-cell>
          <table:table-cell office:value-type="string" calcext:value-type="string">
            <text:p>die LEDs sind nicht ohne weiteres tauschbar</text:p>
          </table:table-cell>
          <table:table-cell office:value-type="float" office:value="3" calcext:value-type="float">
            <text:p>3</text:p>
          </table:table-cell>
          <table:table-cell table:number-columns-repeated="7"/>
        </table:table-row>
        <table:table-row table:style-name="ro1">
          <table:table-cell office:value-type="string" calcext:value-type="string">
            <text:p>de_books_2_74_q2</text:p>
          </table:table-cell>
          <table:table-cell office:value-type="string" calcext:value-type="string">
            <text:p>Was hat Herr von Klamm angetrieben Ileisa zu finden?</text:p>
          </table:table-cell>
          <table:table-cell office:value-type="string" calcext:value-type="string">
            <text:p>„Ist überhaupt Herr von Klamm zu ergründen? Bei uns eifrig, ja unermüdlich! Ein Adliger aus vornehmer Familie! Ein Mann, mit dem Drang nach Einfachheit, Solidität, bürgerlicher Thätigkeit, nach Erwerb und Erfolg. Und gleichzeitig versteckt, unzuverlässig, unwahr! Der Frau von Krätz, die er nun geheiratet hat, soll er kurz vor der allgemein erwarteten Verlobung plötzlich abgeschrieben haben. Dann hatte er sich — es scheint sicher — an ein anderes armes, junges Mädchen in Dresden gebunden. Die ließ er aber auch, — — und wiederum — nachdem ihn die Not trieb — suchte er die Millionärin auf. Wenn nun noch hinzutritt, daß er Ileisa den Kopf verdreht hat, so steht man ja vor einem Rätsel, es sei denn, daß er eben doch ein Abenteurer ist, daß er hier nur so arbeitete und täuschte, weil er sich mit den geheimen Absichten trug, Papas Kompagnon zu werden, oder ihm das Geschäftliche für damalige eigene Zwecke abzulauschen. Diese Thatsachen haben denn auch, wenn meine Sympathien für ihn nicht abgeschwächt, doch meine Neigung für ihn zum Erlöschen gebracht.</text:p>
          </table:table-cell>
          <table:table-cell office:value-type="string" calcext:value-type="string">
            <text:p>nachdem ihn die Not trieb</text:p>
          </table:table-cell>
          <table:table-cell office:value-type="string" calcext:value-type="string">
            <text:p>unanswerable</text:p>
          </table:table-cell>
          <table:table-cell office:value-type="float" office:value="1" calcext:value-type="float">
            <text:p>1</text:p>
          </table:table-cell>
          <table:table-cell office:value-type="string" calcext:value-type="string">
            <text:p>unanswerable</text:p>
          </table:table-cell>
          <table:table-cell office:value-type="float" office:value="1" calcext:value-type="float">
            <text:p>1</text:p>
          </table:table-cell>
          <table:table-cell office:value-type="string" calcext:value-type="string">
            <text:p>unanswerable</text:p>
          </table:table-cell>
          <table:table-cell office:value-type="float" office:value="1" calcext:value-type="float">
            <text:p>1</text:p>
          </table:table-cell>
          <table:table-cell office:value-type="string" calcext:value-type="string">
            <text:p>unanswerable</text:p>
          </table:table-cell>
          <table:table-cell office:value-type="float" office:value="1" calcext:value-type="float">
            <text:p>1</text:p>
          </table:table-cell>
          <table:table-cell table:number-columns-repeated="7"/>
        </table:table-row>
        <table:table-row table:style-name="ro1">
          <table:table-cell office:value-type="string" calcext:value-type="string">
            <text:p>de_books_2_98_q4</text:p>
          </table:table-cell>
          <table:table-cell office:value-type="string" calcext:value-type="string">
            <text:p>Was macht Personen immer glücklich?</text:p>
          </table:table-cell>
          <table:table-cell office:value-type="string" calcext:value-type="string">
            <text:p>„Meine Frau kann eigentlich keinen Abend mit mir allein sein! Sie musiziert, sie liest, sie plaudert wohl gern einmal über ernstere Dinge, hat Talent für jene und Verstand für diese; aber es muß immer ein Zeuge da sein, der sie bewundert, ihr zuhört, dem sie ihre kleinen Komödien vorspielen kann. Es giebt Personen, die nur glücklich sind, wenn sie jeden Tag als Akteure auftreten, ihre Fähigkeiten vor anderen leuchten lassen können, wenn sie in Lust und Trauerspielen, in Vaudevilles und Singspielen, die sie aufführen, oder zu denen sie sich als Teilnehmer drängen, womöglich die Hauptrolle spielen und zum Schluß laut oder stumm beklatscht werden.</text:p>
          </table:table-cell>
          <table:table-cell office:value-type="string" calcext:value-type="string">
            <text:p>unanswerable</text:p>
          </table:table-cell>
          <table:table-cell office:value-type="string" calcext:value-type="string">
            <text:p>Akteure</text:p>
          </table:table-cell>
          <table:table-cell office:value-type="float" office:value="1" calcext:value-type="float">
            <text:p>1</text:p>
          </table:table-cell>
          <table:table-cell office:value-type="string" calcext:value-type="string">
            <text:p>Akteure auftreten</text:p>
          </table:table-cell>
          <table:table-cell office:value-type="float" office:value="1" calcext:value-type="float">
            <text:p>1</text:p>
          </table:table-cell>
          <table:table-cell office:value-type="string" calcext:value-type="string">
            <text:p>Personen sind glücklich, wenn sie jeden Tag als Akteure auftreten können und ihre Fähigkeiten vor anderen leuchten lassen können.</text:p>
          </table:table-cell>
          <table:table-cell office:value-type="float" office:value="1" calcext:value-type="float">
            <text:p>1</text:p>
          </table:table-cell>
          <table:table-cell office:value-type="string" calcext:value-type="string">
            <text:p>Personen, die jeden Tag als Akteure auftreten können, ihre Fähigkeiten vor anderen leuchten lassen können, in Lust und Trauerspielen, in Vaudevilles und Singspielen, die sie auff</text:p>
          </table:table-cell>
          <table:table-cell office:value-type="float" office:value="1" calcext:value-type="float">
            <text:p>1</text:p>
          </table:table-cell>
          <table:table-cell table:number-columns-repeated="7"/>
        </table:table-row>
        <table:table-row table:style-name="ro1">
          <table:table-cell office:value-type="string" calcext:value-type="string">
            <text:p>de_review_354_q1</text:p>
          </table:table-cell>
          <table:table-cell office:value-type="string" calcext:value-type="string">
            <text:p>Ist die Tastatur fester als eine Notebook-Tastatur?</text:p>
          </table:table-cell>
          <table:table-cell office:value-type="string" calcext:value-type="string">
            <text:p>Ich finde die Tastatur super. Sie ist keine Gamer-Tastatur, dafür ist sie zu weich im Anschlag. Sie ist fester als meine Notebook-Tastatur, woran ich mich nach kurzer Zeit gewöhnt habe. Das Farbspiel finde ich super, wobei die Farben statisch sind und nicht verändert werden können. Auch die ungleichmäßige Ausleuchtung, die Farbe "quillt" an den Rändern der Tasten vorbei stört mich nicht, im Gegenteil ich finde es sympathisch. Die Tasten sind bei Tageslicht gut abzulesen. Die Helligkeit lässt sich nicht verändern. Mir taugt die Tastatur. Die Farben sind deutlich (je nach Lichteinfall) und wirken auf mich nicht "stressig".grate</text:p>
          </table:table-cell>
          <table:table-cell office:value-type="string" calcext:value-type="string">
            <text:p>Sie ist fester als meine Notebook-Tastatur</text:p>
          </table:table-cell>
          <table:table-cell office:value-type="string" calcext:value-type="string">
            <text:p>Ja</text:p>
          </table:table-cell>
          <table:table-cell office:value-type="float" office:value="2" calcext:value-type="float">
            <text:p>2</text:p>
          </table:table-cell>
          <table:table-cell office:value-type="string" calcext:value-type="string">
            <text:p>ja</text:p>
          </table:table-cell>
          <table:table-cell office:value-type="float" office:value="2" calcext:value-type="float">
            <text:p>2</text:p>
          </table:table-cell>
          <table:table-cell office:value-type="string" calcext:value-type="string">
            <text:p>Ja</text:p>
          </table:table-cell>
          <table:table-cell office:value-type="float" office:value="2" calcext:value-type="float">
            <text:p>2</text:p>
          </table:table-cell>
          <table:table-cell office:value-type="string" calcext:value-type="string">
            <text:p>Ja</text:p>
          </table:table-cell>
          <table:table-cell office:value-type="float" office:value="2" calcext:value-type="float">
            <text:p>2</text:p>
          </table:table-cell>
          <table:table-cell table:number-columns-repeated="7"/>
        </table:table-row>
        <table:table-row table:style-name="ro1">
          <table:table-cell office:value-type="string" calcext:value-type="string">
            <text:p>de_review_187_q2</text:p>
          </table:table-cell>
          <table:table-cell office:value-type="string" calcext:value-type="string">
            <text:p>Sieht man wie effizient das Geraet ist?</text:p>
          </table:table-cell>
          <table:table-cell office:value-type="string" calcext:value-type="string">
            <text:p>Preisleistungsverhältnis finde ich sehr gut, wenn man einfach wieder etwas fitter werden möchte, für Profisportler ist es allerdings denke ich weniger geeignet, da zb. die Stärkeneinstellung auf höchster Stufe für mich noch sehr einfach war. Die Funktionen sind einfach gestaltet, man kann den ungefähren Kalorienverbrauch einsehen, Pulssensor uvm für meine Bedürfnisse definitiv ausreichend einziges Manko es klappert etwas beim Schneller fahren... ansonsten ok.</text:p>
          </table:table-cell>
          <table:table-cell office:value-type="string" calcext:value-type="string">
            <text:p>es klappert etwas beim Schneller fahren</text:p>
          </table:table-cell>
          <table:table-cell office:value-type="string" calcext:value-type="string">
            <text:p>unanswerable</text:p>
          </table:table-cell>
          <table:table-cell office:value-type="float" office:value="3" calcext:value-type="float">
            <text:p>3</text:p>
          </table:table-cell>
          <table:table-cell office:value-type="string" calcext:value-type="string">
            <text:p>unanswerable</text:p>
          </table:table-cell>
          <table:table-cell office:value-type="float" office:value="3" calcext:value-type="float">
            <text:p>3</text:p>
          </table:table-cell>
          <table:table-cell office:value-type="string" calcext:value-type="string">
            <text:p>unanswerable</text:p>
          </table:table-cell>
          <table:table-cell office:value-type="float" office:value="3" calcext:value-type="float">
            <text:p>3</text:p>
          </table:table-cell>
          <table:table-cell office:value-type="string" calcext:value-type="string">
            <text:p>unanswerable</text:p>
          </table:table-cell>
          <table:table-cell office:value-type="float" office:value="3" calcext:value-type="float">
            <text:p>3</text:p>
          </table:table-cell>
          <table:table-cell table:number-columns-repeated="7"/>
        </table:table-row>
        <table:table-row table:style-name="ro1">
          <table:table-cell office:value-type="string" calcext:value-type="string">
            <text:p>de_books_2_57_q0</text:p>
          </table:table-cell>
          <table:table-cell office:value-type="string" calcext:value-type="string">
            <text:p>Wer war ihm im vorteilhaftem Lichte erschienen?</text:p>
          </table:table-cell>
          <table:table-cell office:value-type="string" calcext:value-type="string">
            <text:p>Die Frau, die er in jener Zeit leidenschaftlich geliebt hatte, war ihm in einem überaus vorteilhaften Lichte erschienen. Ihre Erscheinung und ihr Wesen hatten wieder so sehr auf ihn gewirkt, und die Art ihrer Buße, ihre Weichheit und das neue Bekenntnis ihrer Liebe ihn von neuem derartig für sie eingenommen, daß er — den das Leben so rücksichtslos mitgenommen, — nicht nur bedauerte, nicht in diesen sicheren Hafen eingelaufen zu sein, sondern weislich überlegte, ob nicht doch ein Bündnis mit ihr möglich sei. Er streifte dann sogleich alle Sorgen ab, die Sorge für sich und seine Mutter. Aber noch mehr! Er vermochte denen mit der Miene stolzen Selbstgefühls zu begegnen, die sich über ihn zu stellen gewagt hatten, die nichts von dem freieren Sinn besaßen, der ihm selbst innewohnte.</text:p>
          </table:table-cell>
          <table:table-cell office:value-type="string" calcext:value-type="string">
            <text:p>Die Frau</text:p>
          </table:table-cell>
          <table:table-cell office:value-type="string" calcext:value-type="string">
            <text:p>unanswerable</text:p>
          </table:table-cell>
          <table:table-cell office:value-type="float" office:value="1" calcext:value-type="float">
            <text:p>1</text:p>
          </table:table-cell>
          <table:table-cell office:value-type="string" calcext:value-type="string">
            <text:p>unanswerable</text:p>
          </table:table-cell>
          <table:table-cell office:value-type="float" office:value="1" calcext:value-type="float">
            <text:p>1</text:p>
          </table:table-cell>
          <table:table-cell office:value-type="string" calcext:value-type="string">
            <text:p>unanswerable</text:p>
          </table:table-cell>
          <table:table-cell office:value-type="float" office:value="1" calcext:value-type="float">
            <text:p>1</text:p>
          </table:table-cell>
          <table:table-cell office:value-type="string" calcext:value-type="string">
            <text:p>unanswerable</text:p>
          </table:table-cell>
          <table:table-cell office:value-type="float" office:value="1" calcext:value-type="float">
            <text:p>1</text:p>
          </table:table-cell>
          <table:table-cell table:number-columns-repeated="7"/>
        </table:table-row>
        <table:table-row table:style-name="ro1">
          <table:table-cell office:value-type="string" calcext:value-type="string">
            <text:p>de_review_339_q1</text:p>
          </table:table-cell>
          <table:table-cell office:value-type="string" calcext:value-type="string">
            <text:p>Wie hat der Rezensent das Problem mit dem Glühen gelöst?</text:p>
          </table:table-cell>
          <table:table-cell office:value-type="string" calcext:value-type="string">
            <text:p>Die Farbtemperatur der LED Spots gefällt mir sehr gut und passt ideal zur vorhandenen Beleuchtung. Ich habe drei dieser Leuchtmittel in einer Deckenleuchte installiert. Leider glimmen die Lampen nach dem Ausschalten weiter. Die Ursache hierfür ist in der Elektroinstallation oder dem Leuchtmittel selbst zu suchen. Abhilfe habe ich durch den Austausch einer der drei Lampen durch hochwertige Markenware erreicht. Nun leuchtet keines der Leuchtmittel mehr nach. Ich vermute, hier wurden einfach Bauteile eingespart. Deshalb zwei Sterne Abzug.</text:p>
          </table:table-cell>
          <table:table-cell office:value-type="string" calcext:value-type="string">
            <text:p>gefällt mir</text:p>
          </table:table-cell>
          <table:table-cell office:value-type="string" calcext:value-type="string">
            <text:p>hochwertige Markenware</text:p>
          </table:table-cell>
          <table:table-cell office:value-type="float" office:value="3" calcext:value-type="float">
            <text:p>3</text:p>
          </table:table-cell>
          <table:table-cell office:value-type="string" calcext:value-type="string">
            <text:p>durch den Austausch einer der drei Lampen durch hochwertige Markenware</text:p>
          </table:table-cell>
          <table:table-cell office:value-type="float" office:value="3" calcext:value-type="float">
            <text:p>3</text:p>
          </table:table-cell>
          <table:table-cell office:value-type="string" calcext:value-type="string">
            <text:p>Austausch einer der drei Lampen durch hochwertige Markenware</text:p>
          </table:table-cell>
          <table:table-cell office:value-type="float" office:value="3" calcext:value-type="float">
            <text:p>3</text:p>
          </table:table-cell>
          <table:table-cell office:value-type="string" calcext:value-type="string">
            <text:p>durch den Austausch einer der drei Lampen durch hochwertige Markenware</text:p>
          </table:table-cell>
          <table:table-cell office:value-type="float" office:value="3" calcext:value-type="float">
            <text:p>3</text:p>
          </table:table-cell>
          <table:table-cell table:number-columns-repeated="7"/>
        </table:table-row>
        <table:table-row table:style-name="ro1">
          <table:table-cell office:value-type="string" calcext:value-type="string">
            <text:p>de_books_2_69_q0</text:p>
          </table:table-cell>
          <table:table-cell office:value-type="string" calcext:value-type="string">
            <text:p>Was war Arthur Knoops Ziel im Laden seines Vaters?</text:p>
          </table:table-cell>
          <table:table-cell office:value-type="string" calcext:value-type="string">
            <text:p>Die nächsten Tage nach seiner Ankunft benutzte Arthur Knoop, um sich im Geschäft umzusehen, und dort die alten und neuen Angestellten zu begrüßen. Ueberall, wo er erschien, begegnete man ihm mit einer ausnehmenden Zuvorkommenheit, ja, nicht selten mit äußerster Unterwürfigkeit. Man sah in ihm den Stellvertreter des Herrn Knoop, den künftigen Chef. Und Arthur, mit der tadellosen Erscheinung, der uninteressierten Miene, den kalten Augen und dem nach portugiesischer Art zugespitzten Kinnbart, reichte den Herren in den Geschäftsabteilungen entweder herablassend die Hand, oder machte sich, wenn er ein Gespräch anknüpfte, zum Mittelpunkt der Erörterungen.</text:p>
          </table:table-cell>
          <table:table-cell office:value-type="string" calcext:value-type="string">
            <text:p>die alten und neuen Angestellten zu begrüßen</text:p>
          </table:table-cell>
          <table:table-cell office:value-type="string" calcext:value-type="string">
            <text:p>unanswerable</text:p>
          </table:table-cell>
          <table:table-cell office:value-type="float" office:value="1" calcext:value-type="float">
            <text:p>1</text:p>
          </table:table-cell>
          <table:table-cell office:value-type="string" calcext:value-type="string">
            <text:p>unanswerable</text:p>
          </table:table-cell>
          <table:table-cell office:value-type="float" office:value="1" calcext:value-type="float">
            <text:p>1</text:p>
          </table:table-cell>
          <table:table-cell office:value-type="string" calcext:value-type="string">
            <text:p>unanswerable</text:p>
          </table:table-cell>
          <table:table-cell office:value-type="float" office:value="1" calcext:value-type="float">
            <text:p>1</text:p>
          </table:table-cell>
          <table:table-cell office:value-type="string" calcext:value-type="string">
            <text:p>unanswerable</text:p>
          </table:table-cell>
          <table:table-cell office:value-type="float" office:value="1" calcext:value-type="float">
            <text:p>1</text:p>
          </table:table-cell>
          <table:table-cell table:number-columns-repeated="7"/>
        </table:table-row>
        <table:table-row table:style-name="ro1">
          <table:table-cell office:value-type="string" calcext:value-type="string">
            <text:p>de_review_350_q2</text:p>
          </table:table-cell>
          <table:table-cell office:value-type="string" calcext:value-type="string">
            <text:p>Hat der Reklamationsservice von Amazon problemlos funktioniert?</text:p>
          </table:table-cell>
          <table:table-cell office:value-type="string" calcext:value-type="string">
            <text:p>Soweit macht das Ladegerät einen guten Eindruck. Es macht was es machen soll, es lädt. Leider musste ich das erste bereits innerhalb des 1. Jahres reklamieren, da es nicht mehr Funktionierte. Habe es bei Amazon reklamiert und anstandslos ein neues bekommen. Leider fängt dieses nun nach nicht einmal einem halben Jahr auch langsam an, sich zu verabschieden. Es wird nicht überbeansprucht.Abwechselnd hängt entweder mein Handy oder mein Tablet daran. Sehr selten hängen beide auf einmal an dem Ladegerät, was aber nichts ausmachen dürfte. Ein 3. wird es von diesem nicht geben, da ich keine Lust habe es alle halbe Jahre zu reklamieren. Werde ein anders ausprobieren.</text:p>
          </table:table-cell>
          <table:table-cell office:value-type="string" calcext:value-type="string">
            <text:p>Habe es bei Amazon reklamiert und anstandslos ein neues bekommen</text:p>
          </table:table-cell>
          <table:table-cell office:value-type="string" calcext:value-type="string">
            <text:p>ja</text:p>
          </table:table-cell>
          <table:table-cell office:value-type="float" office:value="2" calcext:value-type="float">
            <text:p>2</text:p>
          </table:table-cell>
          <table:table-cell office:value-type="string" calcext:value-type="string">
            <text:p>ja</text:p>
          </table:table-cell>
          <table:table-cell office:value-type="float" office:value="2" calcext:value-type="float">
            <text:p>2</text:p>
          </table:table-cell>
          <table:table-cell office:value-type="string" calcext:value-type="string">
            <text:p>Ja (Amazon)</text:p>
          </table:table-cell>
          <table:table-cell office:value-type="float" office:value="2" calcext:value-type="float">
            <text:p>2</text:p>
          </table:table-cell>
          <table:table-cell office:value-type="string" calcext:value-type="string">
            <text:p>Ja (Yes)</text:p>
          </table:table-cell>
          <table:table-cell office:value-type="float" office:value="2" calcext:value-type="float">
            <text:p>2</text:p>
          </table:table-cell>
          <table:table-cell table:number-columns-repeated="7"/>
        </table:table-row>
        <table:table-row table:style-name="ro1">
          <table:table-cell office:value-type="string" calcext:value-type="string">
            <text:p>de_news_177-0_q1</text:p>
          </table:table-cell>
          <table:table-cell office:value-type="string" calcext:value-type="string">
            <text:p>Wann dachte der Mann, dass es sich schnell aufklären lasse?</text:p>
          </table:table-cell>
          <table:table-cell office:value-type="string" calcext:value-type="string">
            <text:p>Bis der Irrtum aufgeklärt war, verging etwa ein Monat, sagte der 38-Jährige, doch privat ist die Verwechslung bis heute Thema. Als er von dem falschen Foto erfahren habe, habe er noch geglaubt, dass sich das schnell aufklären werde. Doch plötzlich war sein Gesicht in Zeitungen, im Fernsehen und im Internet zu sehen. Es war sehr schockierend, zu sehen, wie die Medien arbeiten. Da schreibt jemand etwas über Twitter, und innerhalb von einer Stunde glauben alle weltweit, dass das eine belegte Nachricht ist. In Österreich saß neben Österreich, wo das falsche Foto in den Ausgaben von Wien, Burgenland, Ober- und Niederösterreich publiziert wurde, auch die Kronen Zeitung dem Irrtum auf. Die Kronen Zeitung hatte sich allerdings bereits am nächsten Tag für die Verwechslung entschuldigt und eine Richtigstellung ins Blatt gerückt. Man habe sich mit der Krone auch umgehend auf einen außergerichtlichen Vergleich geeinigt, sodass in diesem Fall die Sache gar nicht gerichtsanhängig wurde, sagte Windhager. </text:p>
          </table:table-cell>
          <table:table-cell office:value-type="string" calcext:value-type="string">
            <text:p>Als er von dem falschen Foto erfahren habe,</text:p>
          </table:table-cell>
          <table:table-cell office:value-type="string" calcext:value-type="string">
            <text:p>unanswerable</text:p>
          </table:table-cell>
          <table:table-cell office:value-type="float" office:value="1" calcext:value-type="float">
            <text:p>1</text:p>
          </table:table-cell>
          <table:table-cell office:value-type="string" calcext:value-type="string">
            <text:p>ein Monat</text:p>
          </table:table-cell>
          <table:table-cell office:value-type="float" office:value="1" calcext:value-type="float">
            <text:p>1</text:p>
          </table:table-cell>
          <table:table-cell office:value-type="string" calcext:value-type="string">
            <text:p>Der Mann dachte noch zu Beginn, dass sich die Verwechslung schnell aufklären lassen würde.</text:p>
          </table:table-cell>
          <table:table-cell office:value-type="float" office:value="1" calcext:value-type="float">
            <text:p>1</text:p>
          </table:table-cell>
          <table:table-cell office:value-type="string" calcext:value-type="string">
            <text:p>noch geglaubt, dass sich das schnell aufklären werde (no specific time mentioned)</text:p>
          </table:table-cell>
          <table:table-cell office:value-type="float" office:value="1" calcext:value-type="float">
            <text:p>1</text:p>
          </table:table-cell>
          <table:table-cell table:number-columns-repeated="7"/>
        </table:table-row>
        <table:table-row table:style-name="ro1">
          <table:table-cell office:value-type="string" calcext:value-type="string">
            <text:p>de_books_2_57_q2</text:p>
          </table:table-cell>
          <table:table-cell office:value-type="string" calcext:value-type="string">
            <text:p>was streifte er ab?</text:p>
          </table:table-cell>
          <table:table-cell office:value-type="string" calcext:value-type="string">
            <text:p>Die Frau, die er in jener Zeit leidenschaftlich geliebt hatte, war ihm in einem überaus vorteilhaften Lichte erschienen. Ihre Erscheinung und ihr Wesen hatten wieder so sehr auf ihn gewirkt, und die Art ihrer Buße, ihre Weichheit und das neue Bekenntnis ihrer Liebe ihn von neuem derartig für sie eingenommen, daß er — den das Leben so rücksichtslos mitgenommen, — nicht nur bedauerte, nicht in diesen sicheren Hafen eingelaufen zu sein, sondern weislich überlegte, ob nicht doch ein Bündnis mit ihr möglich sei. Er streifte dann sogleich alle Sorgen ab, die Sorge für sich und seine Mutter. Aber noch mehr! Er vermochte denen mit der Miene stolzen Selbstgefühls zu begegnen, die sich über ihn zu stellen gewagt hatten, die nichts von dem freieren Sinn besaßen, der ihm selbst innewohnte.</text:p>
          </table:table-cell>
          <table:table-cell office:value-type="string" calcext:value-type="string">
            <text:p>Ihre Erscheinung</text:p>
          </table:table-cell>
          <table:table-cell office:value-type="string" calcext:value-type="string">
            <text:p>alle Sorgen (all worries)</text:p>
          </table:table-cell>
          <table:table-cell office:value-type="float" office:value="3" calcext:value-type="float">
            <text:p>3</text:p>
          </table:table-cell>
          <table:table-cell office:value-type="string" calcext:value-type="string">
            <text:p>alle Sorgen</text:p>
          </table:table-cell>
          <table:table-cell office:value-type="float" office:value="3" calcext:value-type="float">
            <text:p>3</text:p>
          </table:table-cell>
          <table:table-cell office:value-type="string" calcext:value-type="string">
            <text:p>Er streifte alle Sorgen ab.</text:p>
          </table:table-cell>
          <table:table-cell office:value-type="float" office:value="3" calcext:value-type="float">
            <text:p>3</text:p>
          </table:table-cell>
          <table:table-cell office:value-type="string" calcext:value-type="string">
            <text:p>alle Sorgen (all worries)</text:p>
          </table:table-cell>
          <table:table-cell office:value-type="float" office:value="3" calcext:value-type="float">
            <text:p>3</text:p>
          </table:table-cell>
          <table:table-cell table:number-columns-repeated="7"/>
        </table:table-row>
        <table:table-row table:style-name="ro1">
          <table:table-cell office:value-type="string" calcext:value-type="string">
            <text:p>de_review_258_q2</text:p>
          </table:table-cell>
          <table:table-cell office:value-type="string" calcext:value-type="string">
            <text:p>Hat der Kunde nochmal bestellt?</text:p>
          </table:table-cell>
          <table:table-cell office:value-type="string" calcext:value-type="string">
            <text:p>Mich haben vorallem die Rezensionen überzeugt, jedoch bin ich sehr enttäuscht. Das erste Huawei Y7 habe ich nach 3 Tagen Gebrauch wieder zurück geschickt, hat sich ständig aufgehängt. Habe mir jedoch gedacht ich versuche es noch einmal, weil es mir vom Design sehr gefallen hat, und habe mir einen Ersatz bestellt. Dieser kam sehr rasch an. So und jetzt nach wieder 3 Tagen gebrauch, werde ich auch dieses retour senden. Habe das gleiche Problem wieder. Es hängt ständig und reagiert nicht auf Berührungen. Ich bin sehr enttäuscht.</text:p>
          </table:table-cell>
          <table:table-cell office:value-type="string" calcext:value-type="string">
            <text:p>ich versuche es noch einmal</text:p>
          </table:table-cell>
          <table:table-cell office:value-type="string" calcext:value-type="string">
            <text:p>ja</text:p>
          </table:table-cell>
          <table:table-cell office:value-type="float" office:value="2" calcext:value-type="float">
            <text:p>2</text:p>
          </table:table-cell>
          <table:table-cell office:value-type="string" calcext:value-type="string">
            <text:p>ja</text:p>
          </table:table-cell>
          <table:table-cell office:value-type="float" office:value="2" calcext:value-type="float">
            <text:p>2</text:p>
          </table:table-cell>
          <table:table-cell office:value-type="string" calcext:value-type="string">
            <text:p>Ja.</text:p>
          </table:table-cell>
          <table:table-cell office:value-type="float" office:value="2" calcext:value-type="float">
            <text:p>2</text:p>
          </table:table-cell>
          <table:table-cell office:value-type="string" calcext:value-type="string">
            <text:p>Ja</text:p>
          </table:table-cell>
          <table:table-cell office:value-type="float" office:value="2" calcext:value-type="float">
            <text:p>2</text:p>
          </table:table-cell>
          <table:table-cell table:number-columns-repeated="7"/>
        </table:table-row>
        <table:table-row table:style-name="ro1">
          <table:table-cell office:value-type="string" calcext:value-type="string">
            <text:p>de_review_285_q0</text:p>
          </table:table-cell>
          <table:table-cell office:value-type="string" calcext:value-type="string">
            <text:p>Um welches Produkt geht es?</text:p>
          </table:table-cell>
          <table:table-cell office:value-type="string" calcext:value-type="string">
            <text:p>Ich habe wohl noch ein älteres Klo mit etwas ungewöhnlichen Abmessungen, deshalb passt der Sitz bei mir nicht genau auf das Becken, welches ein wenig länger ist vorne. Nach einfacher Montage schließt der Deckel aber wunderbar langsam und leise und die Möglichkeit der austauschbaren Cover finde ich toll, auch wenn für meinen Geschmack nur zwei der drei angebotenen in Frage kommen. Selbst ohne dieses Cover bekommt der Sitz aber wegen der Verarbeitungsqualität und der Bequemlichkeit meine klare Empfehlung.</text:p>
          </table:table-cell>
          <table:table-cell office:value-type="string" calcext:value-type="string">
            <text:p>Sitz</text:p>
          </table:table-cell>
          <table:table-cell office:value-type="string" calcext:value-type="string">
            <text:p>Klo-Sitz</text:p>
          </table:table-cell>
          <table:table-cell office:value-type="float" office:value="2" calcext:value-type="float">
            <text:p>2</text:p>
          </table:table-cell>
          <table:table-cell office:value-type="string" calcext:value-type="string">
            <text:p>unanswerable</text:p>
          </table:table-cell>
          <table:table-cell office:value-type="float" office:value="1" calcext:value-type="float">
            <text:p>1</text:p>
          </table:table-cell>
          <table:table-cell office:value-type="string" calcext:value-type="string">
            <text:p>Klo-Sitz</text:p>
          </table:table-cell>
          <table:table-cell office:value-type="float" office:value="2" calcext:value-type="float">
            <text:p>2</text:p>
          </table:table-cell>
          <table:table-cell office:value-type="string" calcext:value-type="string">
            <text:p>unanswerable</text:p>
          </table:table-cell>
          <table:table-cell office:value-type="float" office:value="1" calcext:value-type="float">
            <text:p>1</text:p>
          </table:table-cell>
          <table:table-cell table:number-columns-repeated="7"/>
        </table:table-row>
        <table:table-row table:style-name="ro1">
          <table:table-cell office:value-type="string" calcext:value-type="string">
            <text:p>de_news_21-1_q0</text:p>
          </table:table-cell>
          <table:table-cell office:value-type="string" calcext:value-type="string">
            <text:p>Was ist Putin's Ziel in dem Ukraine Krieg?</text:p>
          </table:table-cell>
          <table:table-cell office:value-type="string" calcext:value-type="string">
            <text:p>STANDARD: Was will Wladimir Putin in der Ukraine erreichen? Saakaschwili: Er hat die Idee, die Ukraine zu dominieren, längst noch nicht aufgegeben. Deshalb versucht er, den Einfluss auf Parteien, Politiker und Personen auszuweiten. In Odessa gibt es die Bessarabien-Gruppe – diese Leute versuchen, den Gedanken des Separatismus in die Südwestukraine zu tragen. Das Projekt wird aus Russland gesteuert und bezahlt. Allerdings hat Putin sich mit seiner Aktion im Donbass überhoben. STANDARD: Fühlen Sie sich sicher? Saakaschwili: In Odessa bin ich sicher, mehr fürchte ich mich vor Oligarchen aus der Zentralukraine. Die lokale Mafia in Odessa gibt es zwar noch, doch die Oligarchen sind gefährlicher. </text:p>
          </table:table-cell>
          <table:table-cell office:value-type="string" calcext:value-type="string">
            <text:p>Er hat die Idee, die Ukraine zu dominieren,</text:p>
          </table:table-cell>
          <table:table-cell office:value-type="string" calcext:value-type="string">
            <text:p>unanswerable</text:p>
          </table:table-cell>
          <table:table-cell office:value-type="float" office:value="1" calcext:value-type="float">
            <text:p>1</text:p>
          </table:table-cell>
          <table:table-cell office:value-type="string" calcext:value-type="string">
            <text:p>unanswerable</text:p>
          </table:table-cell>
          <table:table-cell office:value-type="float" office:value="1" calcext:value-type="float">
            <text:p>1</text:p>
          </table:table-cell>
          <table:table-cell office:value-type="string" calcext:value-type="string">
            <text:p>unanswerable</text:p>
          </table:table-cell>
          <table:table-cell office:value-type="float" office:value="1" calcext:value-type="float">
            <text:p>1</text:p>
          </table:table-cell>
          <table:table-cell office:value-type="string" calcext:value-type="string">
            <text:p>unanswerable</text:p>
          </table:table-cell>
          <table:table-cell office:value-type="float" office:value="1" calcext:value-type="float">
            <text:p>1</text:p>
          </table:table-cell>
          <table:table-cell table:number-columns-repeated="7"/>
        </table:table-row>
        <table:table-row table:style-name="ro1">
          <table:table-cell office:value-type="string" calcext:value-type="string">
            <text:p>de_books_0_27_q1</text:p>
          </table:table-cell>
          <table:table-cell office:value-type="string" calcext:value-type="string">
            <text:p>Bietet Theonie ihrem Vetter mehr Suppe an?</text:p>
          </table:table-cell>
          <table:table-cell office:value-type="string" calcext:value-type="string">
            <text:p>Er nickte und besann sich. Dann sagte er, ihrer stummen Frage, ob er mehr Suppe begehre, durch Hinreichen des Tellers entsprechend, einschmeichelnd: „Ich bin also beruhigt, Theonie. Freilich würde ich glücklicher sein, wenn Du den Wunsch gehabt hättest, in meiner Nähe zu sein. Ich hätte dann doch einmal empfunden, daß Du ein etwas warmes Gefühl für mich besitzest.“ „Nein, ich besitze es nicht!“ gab die Frau ehrlich zurück. Nie war Theonie ihrem Vetter bisher so begegnet. Wohl war sie ihm stets ausgewichen, aber über ihre Lippen war noch keine Silbe gedrungen, die auf Freundschaft oder Abneigung hätte schließen lassen können.</text:p>
          </table:table-cell>
          <table:table-cell office:value-type="string" calcext:value-type="string">
            <text:p>ihrer stummen Frage, ob er mehr Suppe begehre,</text:p>
          </table:table-cell>
          <table:table-cell office:value-type="string" calcext:value-type="string">
            <text:p>unanswerable</text:p>
          </table:table-cell>
          <table:table-cell office:value-type="float" office:value="1" calcext:value-type="float">
            <text:p>1</text:p>
          </table:table-cell>
          <table:table-cell office:value-type="string" calcext:value-type="string">
            <text:p>unanswerable</text:p>
          </table:table-cell>
          <table:table-cell office:value-type="float" office:value="1" calcext:value-type="float">
            <text:p>1</text:p>
          </table:table-cell>
          <table:table-cell office:value-type="string" calcext:value-type="string">
            <text:p>unanswerable</text:p>
          </table:table-cell>
          <table:table-cell office:value-type="float" office:value="1" calcext:value-type="float">
            <text:p>1</text:p>
          </table:table-cell>
          <table:table-cell office:value-type="string" calcext:value-type="string">
            <text:p>Yes</text:p>
          </table:table-cell>
          <table:table-cell office:value-type="float" office:value="2" calcext:value-type="float">
            <text:p>2</text:p>
          </table:table-cell>
          <table:table-cell table:number-columns-repeated="7"/>
        </table:table-row>
        <table:table-row table:style-name="ro1">
          <table:table-cell office:value-type="string" calcext:value-type="string">
            <text:p>de_review_57_q4</text:p>
          </table:table-cell>
          <table:table-cell office:value-type="string" calcext:value-type="string">
            <text:p>Welches Problem hatte der Kunde mit sämtlichen Nähten des Tippis?</text:p>
          </table:table-cell>
          <table:table-cell office:value-type="string" calcext:value-type="string">
            <text:p>Das Tipi an sich ist schon aber leider nicht hochwertig verarbeitet. Die Nähte sind teilweise ausgefranst, die Banner nicht sauer vernäht (schief) und die Stäbe lassen sich nicht gut in einander stecken, lösen sich schnell wieder. An einer Stelle war die Naht sogar offen. Leider hat die Firma nicht mal auf meine Anfrage reagiert, das Zeltdach wegen der Mängel zu tauschen. Es war ein Geschenk für meine Mädels, daher haben wir es behalten und am Ende selbst zugenäht. Schade um den schlechten Service.</text:p>
          </table:table-cell>
          <table:table-cell office:value-type="string" calcext:value-type="string">
            <text:p>unanswerable</text:p>
          </table:table-cell>
          <table:table-cell office:value-type="string" calcext:value-type="string">
            <text:p>ausgefranst</text:p>
          </table:table-cell>
          <table:table-cell office:value-type="float" office:value="1" calcext:value-type="float">
            <text:p>1</text:p>
          </table:table-cell>
          <table:table-cell office:value-type="string" calcext:value-type="string">
            <text:p>ausgefranst</text:p>
          </table:table-cell>
          <table:table-cell office:value-type="float" office:value="1" calcext:value-type="float">
            <text:p>1</text:p>
          </table:table-cell>
          <table:table-cell office:value-type="string" calcext:value-type="string">
            <text:p>ausgefranste Nähte</text:p>
          </table:table-cell>
          <table:table-cell office:value-type="float" office:value="1" calcext:value-type="float">
            <text:p>1</text:p>
          </table:table-cell>
          <table:table-cell office:value-type="string" calcext:value-type="string">
            <text:p>Die Nähte sind teilweise ausgefranst.</text:p>
          </table:table-cell>
          <table:table-cell office:value-type="float" office:value="1" calcext:value-type="float">
            <text:p>1</text:p>
          </table:table-cell>
          <table:table-cell table:number-columns-repeated="7"/>
        </table:table-row>
        <table:table-row table:style-name="ro1">
          <table:table-cell office:value-type="string" calcext:value-type="string">
            <text:p>de_news_97-1_q1</text:p>
          </table:table-cell>
          <table:table-cell office:value-type="string" calcext:value-type="string">
            <text:p>Wann gab er das Interview?</text:p>
          </table:table-cell>
          <table:table-cell office:value-type="string" calcext:value-type="string">
            <text:p>Auch der burgenländische Polizeidirektor Hans Peter Doskozil sagte am Freitagabend in der ZiB2, man werde wegen der Veröffentlichung des Bildes rigoros vorgehen. Er geht davon aus, dass es von Polizisten weitergegeben wurde. Man sei diesbezüglich bereits in Kontakt mit der Staatsanwaltschaft, so Doskozil. Diese Form der Öffentlichkeitsarbeit ist widerwärtig, sagte Presseratsmitglied Koller. Die Allianz zwischen der größten österreichischen Tageszeitung sowie Polizeibehörden und Innenministerium sorgt seit vielen Jahren für Diskussionen. Die Krone erhält regelmäßig bevorzugten und exklusiven Zugang zu Polizeiinfos, im Gegenzug gibt es publizistische Unterstützung für die Innenminister und immer dann, wenn die Polizei mit öffentlicher Kritik konfrontiert ist.</text:p>
          </table:table-cell>
          <table:table-cell office:value-type="string" calcext:value-type="string">
            <text:p>Freitagabend</text:p>
          </table:table-cell>
          <table:table-cell office:value-type="string" calcext:value-type="string">
            <text:p>unanswerable</text:p>
          </table:table-cell>
          <table:table-cell office:value-type="float" office:value="1" calcext:value-type="float">
            <text:p>1</text:p>
          </table:table-cell>
          <table:table-cell office:value-type="string" calcext:value-type="string">
            <text:p>unanswerable</text:p>
          </table:table-cell>
          <table:table-cell office:value-type="float" office:value="1" calcext:value-type="float">
            <text:p>1</text:p>
          </table:table-cell>
          <table:table-cell office:value-type="string" calcext:value-type="string">
            <text:p>Friday evening</text:p>
          </table:table-cell>
          <table:table-cell office:value-type="float" office:value="2" calcext:value-type="float">
            <text:p>2</text:p>
          </table:table-cell>
          <table:table-cell office:value-type="string" calcext:value-type="string">
            <text:p>Friday evening</text:p>
          </table:table-cell>
          <table:table-cell office:value-type="float" office:value="2" calcext:value-type="float">
            <text:p>2</text:p>
          </table:table-cell>
          <table:table-cell table:number-columns-repeated="7"/>
        </table:table-row>
        <table:table-row table:style-name="ro1">
          <table:table-cell office:value-type="string" calcext:value-type="string">
            <text:p>de_review_311_q0</text:p>
          </table:table-cell>
          <table:table-cell office:value-type="string" calcext:value-type="string">
            <text:p>Ist das Produkt Qualitätsware?</text:p>
          </table:table-cell>
          <table:table-cell office:value-type="string" calcext:value-type="string">
            <text:p>Die Gurtschoner sind zweckmäßig. Das Obermaterial ist weich, aber ob es Echtleder ist, bin ich mit nicht sicher. Der Geruch ist doch sehr chemisch und ziemlich stark. Leider ist die Randeinfassung mit einem billig wirkenden, recht steifen Material gemacht. Das ist enttäuschend und macht das Produkt leider nicht wirklich hochwertig. Funktionalität ist gegeben, der Klett schließt ordentlich und ist sauber vernäht.</text:p>
          </table:table-cell>
          <table:table-cell office:value-type="string" calcext:value-type="string">
            <text:p>leider nicht wirklich hochwertig</text:p>
          </table:table-cell>
          <table:table-cell office:value-type="string" calcext:value-type="string">
            <text:p>unanswerable</text:p>
          </table:table-cell>
          <table:table-cell office:value-type="float" office:value="1" calcext:value-type="float">
            <text:p>1</text:p>
          </table:table-cell>
          <table:table-cell office:value-type="string" calcext:value-type="string">
            <text:p>unanswerable</text:p>
          </table:table-cell>
          <table:table-cell office:value-type="float" office:value="1" calcext:value-type="float">
            <text:p>1</text:p>
          </table:table-cell>
          <table:table-cell office:value-type="string" calcext:value-type="string">
            <text:p>unanswerable</text:p>
          </table:table-cell>
          <table:table-cell office:value-type="float" office:value="1" calcext:value-type="float">
            <text:p>1</text:p>
          </table:table-cell>
          <table:table-cell office:value-type="string" calcext:value-type="string">
            <text:p>unanswerable</text:p>
          </table:table-cell>
          <table:table-cell office:value-type="float" office:value="1" calcext:value-type="float">
            <text:p>1</text:p>
          </table:table-cell>
          <table:table-cell table:number-columns-repeated="7"/>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Noto Sans Devanagari" style:font-size-complex="10pt" style:language-complex="hi" style:country-complex="IN"/>
    </style:default-style>
    <number:number-style style:name="N0">
      <number:number number:min-integer-digits="1"/>
    </number:number-style>
    <number:number-style style:name="N127">
      <number:scientific-number number:decimal-places="1" number:min-decimal-places="1" number:min-integer-digits="1" number:min-exponent-digits="1" number:exponent-interval="3" number:forced-exponent-sign="true"/>
    </number:number-style>
    <number:time-style style:name="N126">
      <number:minutes number:style="long"/>
      <number:text>:</number:text>
      <number:seconds number:style="long" number:decimal-places="1"/>
    </number:time-style>
    <number:time-style style:name="N125" number:truncate-on-overflow="false">
      <number:hours/>
      <number:text>:</number:text>
      <number:minutes number:style="long"/>
      <number:text>:</number:text>
      <number:seconds number:style="long"/>
    </number:time-style>
    <number:time-style style:name="N124">
      <number:minutes number:style="long"/>
      <number:text>:</number:text>
      <number:seconds number:style="long"/>
    </number:time-style>
    <number:date-style style:name="N111">
      <number:day number:style="long"/>
      <number:text>-</number:text>
      <number:month number:textual="true"/>
      <number:text>-</number:text>
      <number:year/>
    </number:date-style>
    <number:date-style style:name="N112">
      <number:day number:style="long"/>
      <number:text>-</number:text>
      <number:month number:textual="true"/>
    </number:date-style>
    <number:date-style style:name="N113">
      <number:month number:textual="true"/>
      <number:text>-</number:text>
      <number:year/>
    </number:date-style>
    <number:time-style style:name="N114">
      <number:hours/>
      <number:text>:</number:text>
      <number:minutes number:style="long"/>
      <number:text> </number:text>
      <number:am-pm/>
    </number:time-style>
    <number:time-style style:name="N115">
      <number:hours/>
      <number:text>:</number:text>
      <number:minutes number:style="long"/>
      <number:text>:</number:text>
      <number:seconds number:style="long"/>
      <number:text> </number:text>
      <number:am-pm/>
    </number:time-style>
    <number:number-style style:name="N116P0" style:volatile="true">
      <number:number number:decimal-places="0" number:min-decimal-places="0" number:min-integer-digits="1" number:grouping="true"/>
    </number:number-style>
    <number:number-style style:name="N116">
      <number:text>-</number:text>
      <number:number number:decimal-places="0" number:min-decimal-places="0" number:min-integer-digits="1" number:grouping="true"/>
      <style:map style:condition="value()&gt;=0" style:apply-style-name="N116P0"/>
    </number:number-style>
    <number:number-style style:name="N117P0" style:volatile="true">
      <number:number number:decimal-places="0" number:min-decimal-places="0" number:min-integer-digits="1" number:grouping="true"/>
    </number:number-style>
    <number:number-style style:name="N117">
      <style:text-properties fo:color="#ff0000"/>
      <number:text>-</number:text>
      <number:number number:decimal-places="0" number:min-decimal-places="0" number:min-integer-digits="1" number:grouping="true"/>
      <style:map style:condition="value()&gt;=0" style:apply-style-name="N117P0"/>
    </number:number-style>
    <number:number-style style:name="N118P0" style:volatile="true">
      <number:number number:decimal-places="2" number:min-decimal-places="2" number:min-integer-digits="1" number:grouping="true"/>
    </number:number-style>
    <number:number-style style:name="N118">
      <number:text>-</number:text>
      <number:number number:decimal-places="2" number:min-decimal-places="2" number:min-integer-digits="1" number:grouping="true"/>
      <style:map style:condition="value()&gt;=0" style:apply-style-name="N118P0"/>
    </number:number-style>
    <number:number-style style:name="N119P0" style:volatile="true">
      <number:number number:decimal-places="2" number:min-decimal-places="2" number:min-integer-digits="1" number:grouping="true"/>
    </number:number-style>
    <number:number-style style:name="N119">
      <style:text-properties fo:color="#ff0000"/>
      <number:text>-</number:text>
      <number:number number:decimal-places="2" number:min-decimal-places="2" number:min-integer-digits="1" number:grouping="true"/>
      <style:map style:condition="value()&gt;=0" style:apply-style-name="N119P0"/>
    </number:number-style>
    <number:number-style style:name="N120P0" style:volatile="true">
      <number:text> </number:text>
      <number:fill-character> </number:fill-character>
      <number:number number:decimal-places="0" number:min-decimal-places="0" number:min-integer-digits="1" number:grouping="true"/>
      <number:text> </number:text>
    </number:number-style>
    <number:number-style style:name="N120P1" style:volatile="true">
      <number:text>-</number:text>
      <number:fill-character> </number:fill-character>
      <number:number number:decimal-places="0" number:min-decimal-places="0" number:min-integer-digits="1" number:grouping="true"/>
      <number:text> </number:text>
    </number:number-style>
    <number:number-style style:name="N120P2" style:volatile="true">
      <number:text> </number:text>
      <number:fill-character> </number:fill-character>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fill-character> </number:fill-character>
      <number:number number:decimal-places="0" number:min-decimal-places="0" number:min-integer-digits="1" number:grouping="true"/>
      <number:text> </number:text>
    </number:number-style>
    <number:number-style style:name="N121P1" style:volatile="true">
      <number:text>-£</number:text>
      <number:fill-character> </number:fill-character>
      <number:number number:decimal-places="0" number:min-decimal-places="0" number:min-integer-digits="1" number:grouping="true"/>
      <number:text> </number:text>
    </number:number-style>
    <number:number-style style:name="N121P2" style:volatile="true">
      <number:text> £</number:text>
      <number:fill-character> </number:fill-character>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fill-character> </number:fill-character>
      <number:number number:decimal-places="2" number:min-decimal-places="2" number:min-integer-digits="1" number:grouping="true"/>
      <number:text> </number:text>
    </number:number-style>
    <number:number-style style:name="N122P1" style:volatile="true">
      <number:text>-</number:text>
      <number:fill-character> </number:fill-character>
      <number:number number:decimal-places="2" number:min-decimal-places="2" number:min-integer-digits="1" number:grouping="true"/>
      <number:text> </number:text>
    </number:number-style>
    <number:number-style style:name="N122P2" style:volatile="true">
      <number:text> </number:text>
      <number:fill-character> </number:fill-character>
      <number:text>-</number:text>
      <number:number number:decimal-places="0" number:min-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fill-character> </number:fill-character>
      <number:number number:decimal-places="2" number:min-decimal-places="2" number:min-integer-digits="1" number:grouping="true"/>
      <number:text> </number:text>
    </number:number-style>
    <number:number-style style:name="N123P1" style:volatile="true">
      <number:text>-£</number:text>
      <number:fill-character> </number:fill-character>
      <number:number number:decimal-places="2" number:min-decimal-places="2" number:min-integer-digits="1" number:grouping="true"/>
      <number:text> </number:text>
    </number:number-style>
    <number:number-style style:name="N123P2" style:volatile="true">
      <number:text> £</number:text>
      <number:fill-character> </number:fill-character>
      <number:text>-</number:text>
      <number:number number:decimal-places="0" number:min-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30T16:45:27.021649386</meta:creation-date>
    <dc:date>2024-04-30T16:47:08.509104300</dc:date>
    <meta:editing-duration>PT1M41S</meta:editing-duration>
    <meta:editing-cycles>1</meta:editing-cycles>
    <meta:document-statistic meta:table-count="1" meta:cell-count="650" meta:object-count="0"/>
    <meta:generator>LibreOffice/7.3.7.2$Linux_X86_64 LibreOffice_project/30$Build-2</meta:generator>
  </office:meta>
</office:document-meta>
</file>